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5" style:family="paragraph" style:parent-style-name="Standard">
      <style:paragraph-properties fo:margin-left="0in" fo:margin-right="0in" fo:text-indent="0in" style:auto-text-indent="false"/>
      <style:text-properties style:use-window-font-color="true" style:font-name="Times New Roman"/>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3">
      <style:paragraph-properties fo:margin-left="0in" fo:margin-right="0in" fo:text-indent="0in" style:auto-text-indent="false"/>
    </style:style>
    <style:style style:name="T1" style:family="text">
      <style:text-properties style:font-name="Times New Roman"/>
    </style:style>
    <style:style style:name="T2" style:family="text">
      <style:text-properties style:use-window-font-color="true" style:font-name="Times New Roman" fo:font-size="10pt" style:font-size-asian="10pt"/>
    </style:style>
    <style:style style:name="T3" style:family="text">
      <style:text-properties style:use-window-font-color="true" style:font-name="Times New Roman" fo:font-size="10pt" fo:font-weight="bold" style:font-size-asian="10pt" style:font-weight-asian="bold"/>
    </style:style>
    <style:style style:name="T4" style:family="text">
      <style:text-properties style:use-window-font-color="true" style:font-name="Times New Roman" fo:font-size="10pt" fo:font-style="italic" style:font-size-asian="10pt" style:font-style-asian="italic"/>
    </style:style>
    <style:style style:name="T5" style:family="text">
      <style:text-properties style:use-window-font-color="true" style:font-name="Times New Roman" fo:font-size="6pt" style:font-size-asian="6pt"/>
    </style:style>
    <style:style style:name="T6" style:family="text">
      <style:text-properties style:use-window-font-color="true" style:font-name="Times New Roman" fo:font-size="6pt" fo:font-weight="bold" style:font-size-asian="6pt" style:font-weight-asian="bold"/>
    </style:style>
    <style:style style:name="T7" style:family="text">
      <style:text-properties style:use-window-font-color="true" style:font-name="Times New Roman" fo:font-size="18pt" style:font-size-asian="18pt"/>
    </style:style>
    <style:style style:name="T8" style:family="text">
      <style:text-properties style:use-window-font-color="true" style:font-name="Times New Roman"/>
    </style:style>
    <style:style style:name="T9" style:family="text">
      <style:text-properties style:use-window-font-color="true" style:text-position="super 58%" style:font-name="Times New Roman" fo:font-size="10pt" style:font-size-asian="10pt"/>
    </style:style>
    <style:style style:name="T10" style:family="text">
      <style:text-properties style:use-window-font-color="true"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material is Open Game Content, and is licensed for public use under the terms of the Open Game License v1.0a.</text:span></text:p>
      <text:h text:style-name="P7" text:outline-level="3"><text:span text:style-name="T1">SPELL LIST I</text:span></text:h>
      <text:p text:style-name="P3"/>
      <text:p text:style-name="P2"><text:span text:style-name="T2">An </text:span><text:span text:style-name="T9">M</text:span><text:span text:style-name="T5"> </text:span><text:span text:style-name="T2">or </text:span><text:span text:style-name="T9">F</text:span><text:span text:style-name="T5"> </text:span><text:span text:style-name="T2">appearing at the end of a spell’s name in the spell lists denotes a spell with a material or focus component, respectively, that is not normally included in a spell component pouch. An </text:span><text:span text:style-name="T9">X</text:span><text:span text:style-name="T5"> </text:span><text:span text:style-name="T2">denotes a spell with an XP component paid by the caster.</text:span></text:p>
      <text:p text:style-name="P2"><text:span text:style-name="T3">Order of Presentation: </text:span><text:span text:style-name="T2">In the spell lists and the spell descriptions that follow them, the spells are presented in alphabetical order by name except for those belonging to certain spell chains.</text:span></text:p>
      <text:p text:style-name="P2"><text:span text:style-name="T2">When a spell’s name begins with “lesser,” “greater,” or “mass,” the spell description is alphabetized under the second word of the spell name instead.</text:span></text:p>
      <text:p text:style-name="P2"><text:span text:style-name="T3">Hit Dice: </text:span><text:span text:style-name="T2">The term “Hit Dice” is used synonymously with “character levels” for effects that affect a number of Hit Dice of creatures. Creatures with Hit Dice only from their race, not from classes, have character levels equal to their Hit Dice.</text:span></text:p>
      <text:p text:style-name="P2"><text:span text:style-name="T3">Caster Level:</text:span><text:span text:style-name="T2"> A spell’s power often depends on caster level, which is defined as the caster’s class level for the purpose of casting a particular spell. A creature with no classes has a caster level equal to its Hit Dice unless otherwise specified. The word “level” in the spell lists that follow always refers to caster level.</text:span></text:p>
      <text:p text:style-name="P2"><text:span text:style-name="T3">Creatures and Characters: </text:span><text:span text:style-name="T2">The words “creature” and “character” are used synonymously in the spell descriptions.</text:span></text:p>
      <text:p text:style-name="P4"/>
      <text:p text:style-name="P2"><text:span text:style-name="T7">BARD SPELLS</text:span></text:p>
      <text:p text:style-name="P2"><text:span text:style-name="T8">0-LEVEL BARD SPELLS (CANTRIPS)</text:span></text:p>
      <text:p text:style-name="P2"><text:span text:style-name="T3">Dancing Lights:</text:span><text:span text:style-name="T2"> Creates torches or other lights.</text:span></text:p>
      <text:p text:style-name="P2"><text:span text:style-name="T3">Daze:</text:span><text:span text:style-name="T2"> Humanoid creature of 4 HD or less loses next action.</text:span></text:p>
      <text:p text:style-name="P2"><text:span text:style-name="T3">Detect Magic:</text:span><text:span text:style-name="T2"> Detects spells and magic items within 60 ft.</text:span></text:p>
      <text:p text:style-name="P2"><text:span text:style-name="T3">Flare:</text:span><text:span text:style-name="T2"> Dazzles one creature (–1 on attack rolls).</text:span></text:p>
      <text:p text:style-name="P2"><text:span text:style-name="T3">Ghost Sound:</text:span><text:span text:style-name="T2"> Figment sounds.</text:span></text:p>
      <text:p text:style-name="P2"><text:span text:style-name="T3">Know Direction</text:span><text:span text:style-name="T2">: You discern north.</text:span></text:p>
      <text:p text:style-name="P2"><text:span text:style-name="T3">Light:</text:span><text:span text:style-name="T2"> Object shines like a torch.</text:span></text:p>
      <text:p text:style-name="P2"><text:span text:style-name="T3">Lullaby:</text:span><text:span text:style-name="T2"> Makes subject drowsy; –5 on Spot and Listen checks, –2 on Will saves against </text:span><text:span text:style-name="T4">sleep</text:span><text:span text:style-name="T2">.</text:span></text:p>
      <text:p text:style-name="P2"><text:soft-page-break/><text:span text:style-name="T3">Mage Hand:</text:span><text:span text:style-name="T2"> 5-pound telekinesis.</text:span></text:p>
      <text:p text:style-name="P2"><text:span text:style-name="T3">Mending: </text:span><text:span text:style-name="T2">Makes minor repairs on an object.</text:span></text:p>
      <text:p text:style-name="P2"><text:span text:style-name="T3">Message: </text:span><text:span text:style-name="T2">Whispered conversation at distance.</text:span></text:p>
      <text:p text:style-name="P2"><text:span text:style-name="T3">Open/Close:</text:span><text:span text:style-name="T2"> Opens or closes small or light things.</text:span></text:p>
      <text:p text:style-name="P2"><text:span text:style-name="T3">Prestidigitation:</text:span><text:span text:style-name="T2"> Performs minor tricks.</text:span></text:p>
      <text:p text:style-name="P2"><text:span text:style-name="T3">Read Magic:</text:span><text:span text:style-name="T2"> Read scrolls and spellbooks.</text:span></text:p>
      <text:p text:style-name="P2"><text:span text:style-name="T3">Resistance:</text:span><text:span text:style-name="T2"> Subject gains +1 on saving throws.</text:span></text:p>
      <text:p text:style-name="P2"><text:span text:style-name="T3">Summon Instrument:</text:span><text:span text:style-name="T2"> Summons one instrument of the caster’s choice.</text:span></text:p>
      <text:p text:style-name="P2"><text:span text:style-name="T8">1ST-LEVEL BARD SPELLS</text:span></text:p>
      <text:p text:style-name="P2"><text:span text:style-name="T3">Alarm:</text:span><text:span text:style-name="T2"> Wards an area for 2 hours/level.</text:span></text:p>
      <text:p text:style-name="P2"><text:span text:style-name="T3">Animate Rope:</text:span><text:span text:style-name="T2"> Makes a rope move at your command.</text:span></text:p>
      <text:p text:style-name="P2"><text:span text:style-name="T3">Cause Fear:</text:span><text:span text:style-name="T2"> One creature of 5 HD or less flees for 1d4 rounds.</text:span></text:p>
      <text:p text:style-name="P2"><text:span text:style-name="T3">Charm Person: </text:span><text:span text:style-name="T2">Makes one person your friend.</text:span></text:p>
      <text:p text:style-name="P2"><text:span text:style-name="T3">Comprehend Languages:</text:span><text:span text:style-name="T2"> You understand all spoken and written languages.</text:span></text:p>
      <text:p text:style-name="P2"><text:span text:style-name="T3">Cure Light Wounds:</text:span><text:span text:style-name="T2"> Cures 1d8 damage +1/level (max +5).</text:span></text:p>
      <text:p text:style-name="P2"><text:span text:style-name="T3">Detect Secret Doors:</text:span><text:span text:style-name="T2"> Reveals hidden doors within 60 ft.</text:span></text:p>
      <text:p text:style-name="P2"><text:span text:style-name="T3">Disguise Self:</text:span><text:span text:style-name="T2"> Changes your appearance.</text:span></text:p>
      <text:p text:style-name="P2"><text:span text:style-name="T3">Erase: </text:span><text:span text:style-name="T2">Mundane or magical writing vanishes.</text:span></text:p>
      <text:p text:style-name="P2"><text:span text:style-name="T3">Expeditious Retreat:</text:span><text:span text:style-name="T2"> Your speed increases by 30 ft.</text:span></text:p>
      <text:p text:style-name="P2"><text:span text:style-name="T3">Feather Fall:</text:span><text:span text:style-name="T2"> Objects or creatures fall slowly.</text:span></text:p>
      <text:p text:style-name="P2"><text:span text:style-name="T3">Grease:</text:span><text:span text:style-name="T2"> Makes 10-ft. square or one object slippery.</text:span></text:p>
      <text:p text:style-name="P2"><text:soft-page-break/><text:span text:style-name="T3">Hideous Laughter:</text:span><text:span text:style-name="T2"> Subject loses actions for 1 round/ level.</text:span></text:p>
      <text:p text:style-name="P2"><text:span text:style-name="T3">Hypnotism:</text:span><text:span text:style-name="T2"> Fascinates 2d4 HD of creatures.</text:span></text:p>
      <text:p text:style-name="P2"><text:span text:style-name="T3">Identify </text:span><text:span text:style-name="T10">M</text:span><text:span text:style-name="T3">:</text:span><text:span text:style-name="T2"> Determines properties of magic item.</text:span></text:p>
      <text:p text:style-name="P2"><text:span text:style-name="T3">Lesser Confusion:</text:span><text:span text:style-name="T2"> One creature is </text:span><text:span text:style-name="T4">confused </text:span><text:span text:style-name="T2">for 1 round.</text:span></text:p>
      <text:p text:style-name="P2"><text:span text:style-name="T3">Magic Mouth </text:span><text:span text:style-name="T10">M</text:span><text:span text:style-name="T3">:</text:span><text:span text:style-name="T2"> Speaks once when triggered.</text:span></text:p>
      <text:p text:style-name="P2"><text:span text:style-name="T3">Magic Aura:</text:span><text:span text:style-name="T2"> Alters object’s magic aura.</text:span></text:p>
      <text:p text:style-name="P2"><text:span text:style-name="T3">Obscure Object: </text:span><text:span text:style-name="T2">Masks object against scrying.</text:span></text:p>
      <text:p text:style-name="P2"><text:span text:style-name="T3">Remove Fear: </text:span><text:span text:style-name="T2">Suppresses fear or gives +4 on saves against fear for one subject + one per four levels.</text:span></text:p>
      <text:p text:style-name="P2"><text:span text:style-name="T3">Silent Image:</text:span><text:span text:style-name="T2"> Creates minor illusion of your design.</text:span></text:p>
      <text:p text:style-name="P2"><text:span text:style-name="T3">Sleep:</text:span><text:span text:style-name="T2"> Puts 4 HD of creatures into magical slumber.</text:span></text:p>
      <text:p text:style-name="P2"><text:span text:style-name="T3">Summon Monster I:</text:span><text:span text:style-name="T2"> Calls extraplanar creature to fight for you.</text:span></text:p>
      <text:p text:style-name="P2"><text:span text:style-name="T3">Undetectable Alignment:</text:span><text:span text:style-name="T2"> Conceals alignment for 24 hours.</text:span></text:p>
      <text:p text:style-name="P2"><text:span text:style-name="T3">Unseen Servant: </text:span><text:span text:style-name="T2">Invisible force obeys your commands.</text:span></text:p>
      <text:p text:style-name="P2"><text:span text:style-name="T3">Ventriloquism: </text:span><text:span text:style-name="T2">Throws voice for 1 min./level.</text:span></text:p>
      <text:p text:style-name="P2"><text:span text:style-name="T8">2ND-LEVEL BARD SPELLS</text:span></text:p>
      <text:p text:style-name="P2"><text:span text:style-name="T3">Alter Self:</text:span><text:span text:style-name="T2"> Assume form of a similar creature.</text:span></text:p>
      <text:p text:style-name="P2"><text:span text:style-name="T3">Animal Messenger:</text:span><text:span text:style-name="T2"> Sends a Tiny animal to a specific place.</text:span></text:p>
      <text:p text:style-name="P2"><text:span text:style-name="T3">Animal Trance:</text:span><text:span text:style-name="T2"> Fascinates 2d6 HD of animals.</text:span></text:p>
      <text:p text:style-name="P2"><text:span text:style-name="T3">Blindness/Deafness: </text:span><text:span text:style-name="T2">Makes subject blind or deaf.</text:span></text:p>
      <text:p text:style-name="P2"><text:span text:style-name="T3">Blur:</text:span><text:span text:style-name="T2"> Attacks miss subject 20% of the time.</text:span></text:p>
      <text:p text:style-name="P2"><text:span text:style-name="T3">Calm Emotions:</text:span><text:span text:style-name="T2"> Calms creatures, negating emotion effects.</text:span></text:p>
      <text:p text:style-name="P2"><text:soft-page-break/><text:span text:style-name="T3">Cat’s Grace:</text:span><text:span text:style-name="T2"> Subject gains +4 to Dex for 1 min./level.</text:span></text:p>
      <text:p text:style-name="P2"><text:span text:style-name="T3">Cure Moderate Wounds:</text:span><text:span text:style-name="T2"> Cures 2d8 damage +1/level (max +10).</text:span></text:p>
      <text:p text:style-name="P2"><text:span text:style-name="T3">Darkness:</text:span><text:span text:style-name="T2"> 20-ft. radius of supernatural shadow.</text:span></text:p>
      <text:p text:style-name="P2"><text:span text:style-name="T3">Daze Monster:</text:span><text:span text:style-name="T2"> Living creature of 6 HD or less loses next action.</text:span></text:p>
      <text:p text:style-name="P2"><text:span text:style-name="T3">Delay Poison:</text:span><text:span text:style-name="T2"> Stops poison from harming subject for 1 hour/ level.</text:span></text:p>
      <text:p text:style-name="P2"><text:span text:style-name="T3">Detect Thoughts:</text:span><text:span text:style-name="T2"> Allows “listening” to surface thoughts.</text:span></text:p>
      <text:p text:style-name="P2"><text:span text:style-name="T3">Eagle’s Splendor:</text:span><text:span text:style-name="T2"> Subject gains +4 to Cha for 1 min./level.</text:span></text:p>
      <text:p text:style-name="P2"><text:span text:style-name="T3">Enthrall:</text:span><text:span text:style-name="T2"> Captivates all within 100 ft. + 10 ft./level.</text:span></text:p>
      <text:p text:style-name="P2"><text:span text:style-name="T3">Fox’s Cunning:</text:span><text:span text:style-name="T2"> Subject gains +4 to Int for 1 min./level.</text:span></text:p>
      <text:p text:style-name="P2"><text:span text:style-name="T3">Glitterdust:</text:span><text:span text:style-name="T2"> Blinds creatures, outlines invisible creatures.</text:span></text:p>
      <text:p text:style-name="P2"><text:span text:style-name="T3">Heroism:</text:span><text:span text:style-name="T2"> Gives +2 on attack rolls, saves, skill checks.</text:span></text:p>
      <text:p text:style-name="P2"><text:span text:style-name="T3">Hold Person:</text:span><text:span text:style-name="T2"> Paralyzes one humanoid for 1 round/level.</text:span></text:p>
      <text:p text:style-name="P2"><text:span text:style-name="T3">Hypnotic Pattern:</text:span><text:span text:style-name="T2"> Fascinates (2d4 + level) HD of creatures.</text:span></text:p>
      <text:p text:style-name="P2"><text:span text:style-name="T3">Invisibility:</text:span><text:span text:style-name="T2"> Subject is invisible for 1 min./level or until it attacks.</text:span></text:p>
      <text:p text:style-name="P2"><text:span text:style-name="T3">Locate Object:</text:span><text:span text:style-name="T2"> Senses direction toward object (specific or type).</text:span></text:p>
      <text:p text:style-name="P2"><text:span text:style-name="T3">Minor Image:</text:span><text:span text:style-name="T2"> As </text:span><text:span text:style-name="T4">silent image</text:span><text:span text:style-name="T2">, plus some sound.</text:span></text:p>
      <text:p text:style-name="P2"><text:span text:style-name="T3">Mirror Image:</text:span><text:span text:style-name="T2"> Creates decoy duplicates of you (1d4 +1 per three levels, max 8).</text:span></text:p>
      <text:p text:style-name="P2"><text:span text:style-name="T3">Misdirection: </text:span><text:span text:style-name="T2">Misleads divinations for one creature or object.</text:span></text:p>
      <text:p text:style-name="P2"><text:span text:style-name="T3">Pyrotechnics:</text:span><text:span text:style-name="T2"> Turns fire into blinding light or choking smoke.</text:span></text:p>
      <text:p text:style-name="P2"><text:span text:style-name="T3">Rage:</text:span><text:span text:style-name="T2"> Gives +2 to Str and Con, +1 on Will saves, –2 to AC.</text:span></text:p>
      <text:p text:style-name="P2"><text:span text:style-name="T3">Scare:</text:span><text:span text:style-name="T2"> Panics creatures of less than 6 HD.</text:span></text:p>
      <text:p text:style-name="P2"><text:soft-page-break/><text:span text:style-name="T3">Shatter:</text:span><text:span text:style-name="T2"> Sonic vibration damages objects or crystalline creatures.</text:span></text:p>
      <text:p text:style-name="P2"><text:span text:style-name="T3">Silence:</text:span><text:span text:style-name="T2"> Negates sound in 20-ft. radius.</text:span></text:p>
      <text:p text:style-name="P2"><text:span text:style-name="T3">Sound Burst:</text:span><text:span text:style-name="T2"> Deals 1d8 sonic damage to subjects; may stun them.</text:span></text:p>
      <text:p text:style-name="P2"><text:span text:style-name="T3">Suggestion:</text:span><text:span text:style-name="T2"> Compels subject to follow stated course of action.</text:span></text:p>
      <text:p text:style-name="P2"><text:span text:style-name="T3">Summon Monster II:</text:span><text:span text:style-name="T2"> Calls extraplanar creature to fight for you.</text:span></text:p>
      <text:p text:style-name="P2"><text:span text:style-name="T3">Summon Swarm:</text:span><text:span text:style-name="T2"> Summons swarm of bats, rats, or spiders.</text:span></text:p>
      <text:p text:style-name="P2"><text:span text:style-name="T3">Tongues:</text:span><text:span text:style-name="T2"> Speak any language.</text:span></text:p>
      <text:p text:style-name="P2"><text:span text:style-name="T3">Whispering Wind:</text:span><text:span text:style-name="T2"> Sends a short message 1 mile/level.</text:span></text:p>
      <text:p text:style-name="P2"><text:span text:style-name="T8">3RD-LEVEL BARD SPELLS</text:span></text:p>
      <text:p text:style-name="P2"><text:span text:style-name="T3">Blink:</text:span><text:span text:style-name="T2"> You randomly vanish and reappear for 1 round/level.</text:span></text:p>
      <text:p text:style-name="P2"><text:span text:style-name="T3">Charm Monster: </text:span><text:span text:style-name="T2">Makes monster believe it is your ally.</text:span></text:p>
      <text:p text:style-name="P2"><text:span text:style-name="T3">Clairaudience/Clairvoyance:</text:span><text:span text:style-name="T2"> Hear or see at a distance for 1 min./level.</text:span></text:p>
      <text:p text:style-name="P2"><text:span text:style-name="T3">Confusion:</text:span><text:span text:style-name="T2"> Subjects behave oddly for 1 round/level.</text:span></text:p>
      <text:p text:style-name="P2"><text:span text:style-name="T3">Crushing Despair:</text:span><text:span text:style-name="T2"> Subjects take –2 on attack rolls, damage rolls, saves, and checks.</text:span></text:p>
      <text:p text:style-name="P2"><text:span text:style-name="T3">Cure Serious Wounds:</text:span><text:span text:style-name="T2"> Cures 3d8 damage +1/level (max +15).</text:span></text:p>
      <text:p text:style-name="P2"><text:span text:style-name="T3">Daylight:</text:span><text:span text:style-name="T2"> 60-ft. radius of bright light.</text:span></text:p>
      <text:p text:style-name="P2"><text:span text:style-name="T3">Deep Slumber:</text:span><text:span text:style-name="T2"> Puts 10 HD of creatures to sleep.</text:span></text:p>
      <text:p text:style-name="P2"><text:span text:style-name="T3">Dispel Magic:</text:span><text:span text:style-name="T2"> Cancels magical spells and effects.</text:span></text:p>
      <text:p text:style-name="P2"><text:span text:style-name="T3">Displacement:</text:span><text:span text:style-name="T2"> Attacks miss subject 50%.</text:span></text:p>
      <text:p text:style-name="P2"><text:span text:style-name="T3">Fear:</text:span><text:span text:style-name="T2"> Subjects within cone flee for 1 round/level.</text:span></text:p>
      <text:p text:style-name="P2"><text:span text:style-name="T3">Gaseous Form:</text:span><text:span text:style-name="T2"> Subject becomes insubstantial and can fly slowly.</text:span></text:p>
      <text:p text:style-name="P2"><text:soft-page-break/><text:span text:style-name="T3">Geas, Lesser:</text:span><text:span text:style-name="T2"> Commands subject of 7 HD or less.</text:span></text:p>
      <text:p text:style-name="P2"><text:span text:style-name="T3">Glibness:</text:span><text:span text:style-name="T2"> You gain +30 bonus on Bluff checks, and your lies can escape magical discernment.</text:span></text:p>
      <text:p text:style-name="P2"><text:span text:style-name="T3">Good Hope:</text:span><text:span text:style-name="T2"> Subjects gain +2 on attack rolls, damage rolls, saves, and checks.</text:span></text:p>
      <text:p text:style-name="P2"><text:span text:style-name="T3">Haste: </text:span><text:span text:style-name="T2">One creature/level moves faster, +1 on attack rolls, AC, and Reflex saves.</text:span></text:p>
      <text:p text:style-name="P2"><text:span text:style-name="T3">Illusory Script </text:span><text:span text:style-name="T10">M</text:span><text:span text:style-name="T3">:</text:span><text:span text:style-name="T2"> Only intended reader can decipher.</text:span></text:p>
      <text:p text:style-name="P2"><text:span text:style-name="T3">Invisibility Sphere:</text:span><text:span text:style-name="T2">Makes everyone within 10 ft. invisible.</text:span></text:p>
      <text:p text:style-name="P2"><text:span text:style-name="T3">Major Image:</text:span><text:span text:style-name="T2"> As </text:span><text:span text:style-name="T4">silent image</text:span><text:span text:style-name="T2">, plus sound, smell and thermal effects.</text:span></text:p>
      <text:p text:style-name="P2"><text:span text:style-name="T3">Phantom Steed: </text:span><text:span text:style-name="T2">Magic horse appears for 1 hour/level.</text:span></text:p>
      <text:p text:style-name="P2"><text:span text:style-name="T3">Remove Curse:</text:span><text:span text:style-name="T2"> Frees object or person from curse.</text:span></text:p>
      <text:p text:style-name="P2"><text:span text:style-name="T3">Scrying </text:span><text:span text:style-name="T10">F</text:span><text:span text:style-name="T3">:</text:span><text:span text:style-name="T2"> Spies on subject from a distance.</text:span></text:p>
      <text:p text:style-name="P2"><text:span text:style-name="T3">Sculpt Sound:</text:span><text:span text:style-name="T2"> Creates new sounds or changes existing ones.</text:span></text:p>
      <text:p text:style-name="P2"><text:span text:style-name="T3">Secret Page:</text:span><text:span text:style-name="T2"> Changes one page to hide its real content.</text:span></text:p>
      <text:p text:style-name="P2"><text:span text:style-name="T3">See Invisibility:</text:span><text:span text:style-name="T2"> Reveals invisible creatures or objects.</text:span></text:p>
      <text:p text:style-name="P2"><text:span text:style-name="T3">Sepia Snake Sigil </text:span><text:span text:style-name="T10">M</text:span><text:span text:style-name="T3">:</text:span><text:span text:style-name="T2"> Creates text symbol that immobilizes reader.</text:span></text:p>
      <text:p text:style-name="P2"><text:span text:style-name="T3">Slow:</text:span><text:span text:style-name="T2"> One subject/level takes only one action/round, –1 to AC, reflex saves, and attack rolls.</text:span></text:p>
      <text:p text:style-name="P2"><text:span text:style-name="T3">Speak with Animals:</text:span><text:span text:style-name="T2"> You can communicate with animals.</text:span></text:p>
      <text:p text:style-name="P2"><text:span text:style-name="T3">Summon Monster III:</text:span><text:span text:style-name="T2"> Calls extraplanar creature to fight for you.</text:span></text:p>
      <text:p text:style-name="P2"><text:span text:style-name="T3">Tiny Hut:</text:span><text:span text:style-name="T2"> Creates shelter for ten creatures.</text:span></text:p>
      <text:p text:style-name="P2"><text:span text:style-name="T8">4TH-LEVEL BARD SPELLS</text:span></text:p>
      <text:p text:style-name="P2"><text:span text:style-name="T3">Break Enchantment:</text:span><text:span text:style-name="T2"> Frees subjects from enchantments, alterations, curses, and petrification.</text:span></text:p>
      <text:p text:style-name="P2"><text:span text:style-name="T3">Cure Critical Wounds:</text:span><text:span text:style-name="T2"> Cures 4d8 damage +1/level (max +20).</text:span></text:p>
      <text:p text:style-name="P2"><text:soft-page-break/><text:span text:style-name="T3">Detect Scrying:</text:span><text:span text:style-name="T2"> Alerts you of magical eavesdropping.</text:span></text:p>
      <text:p text:style-name="P2"><text:span text:style-name="T3">Dimension Door:</text:span><text:span text:style-name="T2"> Teleports you short distance.</text:span></text:p>
      <text:p text:style-name="P2"><text:span text:style-name="T3">Dominate Person:</text:span><text:span text:style-name="T2"> Controls humanoid telepathically.</text:span></text:p>
      <text:p text:style-name="P2"><text:span text:style-name="T3">Freedom of Movement:</text:span><text:span text:style-name="T2"> Subject moves normally despite impediments.</text:span></text:p>
      <text:p text:style-name="P2"><text:span text:style-name="T3">Hallucinatory Terrain:</text:span><text:span text:style-name="T2"> Makes one type of terrain appear like another (field into forest, or the like).</text:span></text:p>
      <text:p text:style-name="P2"><text:span text:style-name="T3">Hold Monster:</text:span><text:span text:style-name="T2"> As </text:span><text:span text:style-name="T4">hold person</text:span><text:span text:style-name="T2">, but any creature.</text:span></text:p>
      <text:p text:style-name="P2"><text:span text:style-name="T3">Invisibility, Greater:</text:span><text:span text:style-name="T2"> As </text:span><text:span text:style-name="T4">invisibility, </text:span><text:span text:style-name="T2">but subject can attack and stay invisible.</text:span></text:p>
      <text:p text:style-name="P2"><text:span text:style-name="T3">Legend Lore </text:span><text:span text:style-name="T10">M</text:span><text:span text:style-name="T6"> </text:span><text:span text:style-name="T10">F</text:span><text:span text:style-name="T3">:</text:span><text:span text:style-name="T2"> Lets you learn tales about a person, place, or thing.</text:span></text:p>
      <text:p text:style-name="P2"><text:span text:style-name="T3">Locate Creature:</text:span><text:span text:style-name="T2"> Indicates direction to familiar creature.</text:span></text:p>
      <text:p text:style-name="P2"><text:span text:style-name="T3">Modify Memory:</text:span><text:span text:style-name="T2"> Changes 5 minutes of subject’s memories.</text:span></text:p>
      <text:p text:style-name="P2"><text:span text:style-name="T3">Neutralize Poison:</text:span><text:span text:style-name="T2"> Immunizes subject against poison, detoxifies venom in or on subject.</text:span></text:p>
      <text:p text:style-name="P2"><text:span text:style-name="T3">Rainbow Pattern:</text:span><text:span text:style-name="T2"> Lights fascinate 24 HD of creatures.</text:span></text:p>
      <text:p text:style-name="P2"><text:span text:style-name="T3">Repel Vermin:</text:span><text:span text:style-name="T2"> Insects, spiders, and other vermin stay 10 ft. away.</text:span></text:p>
      <text:p text:style-name="P2"><text:span text:style-name="T3">Secure Shelter:</text:span><text:span text:style-name="T2"> Creates sturdy cottage.</text:span></text:p>
      <text:p text:style-name="P2"><text:span text:style-name="T3">Shadow Conjuration:</text:span><text:span text:style-name="T2"> Mimics conjuring below 4th level, but only 20% real.</text:span></text:p>
      <text:p text:style-name="P2"><text:span text:style-name="T3">Shout:</text:span><text:span text:style-name="T2"> Deafens all within cone and deals 5d6 sonic damage.</text:span></text:p>
      <text:p text:style-name="P2"><text:span text:style-name="T3">Speak with Plants:</text:span><text:span text:style-name="T2"> You can talk to normal plants and plant creatures.</text:span></text:p>
      <text:p text:style-name="P2"><text:span text:style-name="T3">Summon Monster IV:</text:span><text:span text:style-name="T2"> Calls extraplanar creature to fight for you.</text:span></text:p>
      <text:p text:style-name="P2"><text:span text:style-name="T3">Zone of Silence:</text:span><text:span text:style-name="T2"> Keeps eavesdroppers from overhearing conversations.</text:span></text:p>
      <text:p text:style-name="P2"><text:span text:style-name="T8">5TH-LEVEL BARD SPELLS</text:span></text:p>
      <text:p text:style-name="P2"><text:span text:style-name="T3">Cure Light Wounds, Mass:</text:span><text:span text:style-name="T2"> Cures 1d8 damage +1/level for many creatures.</text:span></text:p>
      <text:p text:style-name="P2"><text:soft-page-break/><text:span text:style-name="T3">Dispel Magic, Greater:</text:span><text:span text:style-name="T2"> As </text:span><text:span text:style-name="T4">dispel magic, </text:span><text:span text:style-name="T2">but +20 on check.</text:span></text:p>
      <text:p text:style-name="P2"><text:span text:style-name="T3">Dream:</text:span><text:span text:style-name="T2"> Sends message to anyone sleeping.</text:span></text:p>
      <text:p text:style-name="P2"><text:span text:style-name="T3">False Vision </text:span><text:span text:style-name="T10">M</text:span><text:span text:style-name="T3">:</text:span><text:span text:style-name="T2"> Fools scrying with an illusion.</text:span></text:p>
      <text:p text:style-name="P2"><text:span text:style-name="T3">Heroism, Greater:</text:span><text:span text:style-name="T2"> Gives +4 bonus on attack rolls, saves, skill checks; immunity to fear; temporary hp.</text:span></text:p>
      <text:p text:style-name="P2"><text:span text:style-name="T3">Mind Fog:</text:span><text:span text:style-name="T2"> Subjects in fog get –10 to Wis and Will checks.</text:span></text:p>
      <text:p text:style-name="P2"><text:span text:style-name="T3">Mirage Arcana:</text:span><text:span text:style-name="T2"> As </text:span><text:span text:style-name="T4">hallucinatory terrain, </text:span><text:span text:style-name="T2">plus structures.</text:span></text:p>
      <text:p text:style-name="P2"><text:span text:style-name="T3">Mislead:</text:span><text:span text:style-name="T2"> Turns you invisible and creates illusory double.</text:span></text:p>
      <text:p text:style-name="P2"><text:span text:style-name="T3">Nightmare:</text:span><text:span text:style-name="T2"> Sends vision dealing 1d10 damage, fatigue.</text:span></text:p>
      <text:p text:style-name="P2"><text:span text:style-name="T3">Persistent Image:</text:span><text:span text:style-name="T2"> As </text:span><text:span text:style-name="T4">major image</text:span><text:span text:style-name="T2">, but no concentration required.</text:span></text:p>
      <text:p text:style-name="P2"><text:span text:style-name="T3">Seeming:</text:span><text:span text:style-name="T2"> Changes appearance of one person per two levels.</text:span></text:p>
      <text:p text:style-name="P2"><text:span text:style-name="T3">Shadow Evocation:</text:span><text:span text:style-name="T2"> Mimics evocation of lower than 5th level, but only 20% real.</text:span></text:p>
      <text:p text:style-name="P2"><text:span text:style-name="T3">Shadow Walk:</text:span><text:span text:style-name="T2"> Step into shadow to travel rapidly.</text:span></text:p>
      <text:p text:style-name="P2"><text:span text:style-name="T3">Song of Discord:</text:span><text:span text:style-name="T2"> Forces targets to attack each other.</text:span></text:p>
      <text:p text:style-name="P2"><text:span text:style-name="T3">Suggestion, Mass:</text:span><text:span text:style-name="T2"> As </text:span><text:span text:style-name="T4">suggestion, </text:span><text:span text:style-name="T2">plus one subject/level.</text:span></text:p>
      <text:p text:style-name="P2"><text:span text:style-name="T3">Summon Monster V:</text:span><text:span text:style-name="T2"> Calls extraplanar creature to fight for you.</text:span></text:p>
      <text:p text:style-name="P2"><text:span text:style-name="T8">6TH-LEVEL BARD SPELLS</text:span></text:p>
      <text:p text:style-name="P2"><text:span text:style-name="T3">Analyze Dweomer </text:span><text:span text:style-name="T10">F</text:span><text:span text:style-name="T3">:</text:span><text:span text:style-name="T2"> Reveals magical aspects of subject.</text:span></text:p>
      <text:p text:style-name="P2"><text:span text:style-name="T3">Animate Objects:</text:span><text:span text:style-name="T2"> Objects attack your foes.</text:span></text:p>
      <text:p text:style-name="P2"><text:span text:style-name="T3">Cat’s Grace, Mass:</text:span><text:span text:style-name="T2"> As </text:span><text:span text:style-name="T4">cat’s grace</text:span><text:span text:style-name="T2">, affects one subject/level.</text:span></text:p>
      <text:p text:style-name="P2"><text:span text:style-name="T3">Charm Monster, Mass:</text:span><text:span text:style-name="T2"> As </text:span><text:span text:style-name="T4">charm monster, </text:span><text:span text:style-name="T2">but all within 30 ft.</text:span></text:p>
      <text:p text:style-name="P2"><text:span text:style-name="T3">Cure Moderate Wounds, Mass:</text:span><text:span text:style-name="T2"> Cures 2d8 damage +1/level for many creatures.</text:span></text:p>
      <text:p text:style-name="P2"><text:soft-page-break/><text:span text:style-name="T3">Eagle’s Splendor, Mass:</text:span><text:span text:style-name="T2"> As </text:span><text:span text:style-name="T4">eagle’s splendor</text:span><text:span text:style-name="T2">, affects one subject/level.</text:span></text:p>
      <text:p text:style-name="P2"><text:span text:style-name="T3">Eyebite:</text:span><text:span text:style-name="T2"> Target becomes panicked, sickened, and comatose.</text:span></text:p>
      <text:p text:style-name="P2"><text:span text:style-name="T3">Find the Path:</text:span><text:span text:style-name="T2"> Shows most direct way to a location.</text:span></text:p>
      <text:p text:style-name="P2"><text:span text:style-name="T3">Fox’s Cunning, Mass:</text:span><text:span text:style-name="T2"> As </text:span><text:span text:style-name="T4">fox’s cunning</text:span><text:span text:style-name="T2">, affects one subject/level.</text:span></text:p>
      <text:p text:style-name="P2"><text:span text:style-name="T3">Geas/Quest:</text:span><text:span text:style-name="T2"> As </text:span><text:span text:style-name="T4">lesser geas, </text:span><text:span text:style-name="T2">plus it affects any creature.</text:span></text:p>
      <text:p text:style-name="P2"><text:span text:style-name="T3">Heroes’ Feast:</text:span><text:span text:style-name="T2"> Food for one creature/level cures and grants combat bonuses</text:span><text:span text:style-name="T4">.</text:span></text:p>
      <text:p text:style-name="P2"><text:span text:style-name="T3">Irresistible Dance:</text:span><text:span text:style-name="T2"> Forces subject to dance.</text:span></text:p>
      <text:p text:style-name="P2"><text:span text:style-name="T3">Permanent Image:</text:span><text:span text:style-name="T2"> Includes sight, sound, and smell.</text:span></text:p>
      <text:p text:style-name="P2"><text:span text:style-name="T3">Programmed Image </text:span><text:span text:style-name="T10">M</text:span><text:span text:style-name="T3">:</text:span><text:span text:style-name="T2"> As </text:span><text:span text:style-name="T4">major image</text:span><text:span text:style-name="T2">, plus triggered by event.</text:span></text:p>
      <text:p text:style-name="P2"><text:span text:style-name="T3">Project Image:</text:span><text:span text:style-name="T2"> Illusory double can talk and cast spells.</text:span></text:p>
      <text:p text:style-name="P2"><text:span text:style-name="T3">Scrying, Greater:</text:span><text:span text:style-name="T2"> As </text:span><text:span text:style-name="T4">scrying</text:span><text:span text:style-name="T2">, but faster and longer.</text:span></text:p>
      <text:p text:style-name="P2"><text:span text:style-name="T3">Shout, Greater:</text:span><text:span text:style-name="T2"> Devastating yell deals 10d6 sonic damage; stuns creatures, damages objects.</text:span></text:p>
      <text:p text:style-name="P2"><text:span text:style-name="T3">Summon Monster VI:</text:span><text:span text:style-name="T2"> Calls extraplanar creature to fight for you.</text:span></text:p>
      <text:p text:style-name="P2"><text:span text:style-name="T3">Sympathetic Vibration:</text:span><text:span text:style-name="T2"> Deals 2d10 damage/round to freestanding structure.</text:span></text:p>
      <text:p text:style-name="P2"><text:span text:style-name="T3">Veil:</text:span><text:span text:style-name="T2"> Changes appearance of group of creatures.</text:span></text:p>
      <text:p text:style-name="P4"/>
      <text:p text:style-name="P2"><text:span text:style-name="T7">CLERIC SPELLS</text:span></text:p>
      <text:p text:style-name="P2"><text:span text:style-name="T8">0-LEVEL CLERIC SPELLS (ORISONS)</text:span></text:p>
      <text:p text:style-name="P2"><text:span text:style-name="T3">Create Water:</text:span><text:span text:style-name="T2"> Creates 2 gallons/level of pure water.</text:span></text:p>
      <text:p text:style-name="P2"><text:span text:style-name="T3">Cure Minor Wounds:</text:span><text:span text:style-name="T2"> Cures 1 point of damage.</text:span></text:p>
      <text:p text:style-name="P2"><text:span text:style-name="T3">Detect Magic:</text:span><text:span text:style-name="T2"> Detects spells and magic items within 60 ft.</text:span></text:p>
      <text:p text:style-name="P2"><text:soft-page-break/><text:span text:style-name="T3">Detect Poison:</text:span><text:span text:style-name="T2"> Detects poison in one creature or object.</text:span></text:p>
      <text:p text:style-name="P2"><text:span text:style-name="T3">Guidance:</text:span><text:span text:style-name="T2"> +1 on one attack roll, saving throw, or skill check.</text:span></text:p>
      <text:p text:style-name="P2"><text:span text:style-name="T3">Inflict Minor Wounds:</text:span><text:span text:style-name="T2"> Touch attack, 1 point of damage.</text:span></text:p>
      <text:p text:style-name="P2"><text:span text:style-name="T3">Light:</text:span><text:span text:style-name="T2"> Object shines like a torch.</text:span></text:p>
      <text:p text:style-name="P2"><text:span text:style-name="T3">Mending: </text:span><text:span text:style-name="T2">Makes minor repairs on an object.</text:span></text:p>
      <text:p text:style-name="P2"><text:span text:style-name="T3">Purify Food and Drink:</text:span><text:span text:style-name="T2"> Purifies 1 cu. ft./level of food or water.</text:span></text:p>
      <text:p text:style-name="P2"><text:span text:style-name="T3">Read Magic:</text:span><text:span text:style-name="T2"> Read scrolls and spellbooks.</text:span></text:p>
      <text:p text:style-name="P2"><text:span text:style-name="T3">Resistance:</text:span><text:span text:style-name="T2"> Subject gains +1 on saving throws.</text:span></text:p>
      <text:p text:style-name="P2"><text:span text:style-name="T3">Virtue:</text:span><text:span text:style-name="T2"> Subject gains 1 temporary hp.</text:span></text:p>
      <text:p text:style-name="P2"><text:span text:style-name="T8">1ST-LEVEL CLERIC SPELLS</text:span></text:p>
      <text:p text:style-name="P2"><text:span text:style-name="T3">Bane:</text:span><text:span text:style-name="T2"> Enemies take –1 on attack rolls and saves against fear.</text:span></text:p>
      <text:p text:style-name="P2"><text:span text:style-name="T3">Bless:</text:span><text:span text:style-name="T2"> Allies gain +1 on attack rolls and saves against fear.</text:span></text:p>
      <text:p text:style-name="P2"><text:span text:style-name="T3">Bless Water </text:span><text:span text:style-name="T10">M</text:span><text:span text:style-name="T3">: </text:span><text:span text:style-name="T2">Makes holy water.</text:span></text:p>
      <text:p text:style-name="P2"><text:span text:style-name="T3">Cause Fear:</text:span><text:span text:style-name="T2"> One creature of 5 HD or less flees for 1d4 rounds.</text:span></text:p>
      <text:p text:style-name="P2"><text:span text:style-name="T3">Command:</text:span><text:span text:style-name="T2"> One subject obeys selected command for 1 round.</text:span></text:p>
      <text:p text:style-name="P2"><text:span text:style-name="T3">Comprehend Languages:</text:span><text:span text:style-name="T2"> You understand all spoken and written languages.</text:span></text:p>
      <text:p text:style-name="P2"><text:span text:style-name="T3">Cure Light Wounds:</text:span><text:span text:style-name="T2"> Cures 1d8 damage +1/level (max +5).</text:span></text:p>
      <text:p text:style-name="P2"><text:span text:style-name="T3">Curse Water </text:span><text:span text:style-name="T10">M</text:span><text:span text:style-name="T3">: </text:span><text:span text:style-name="T2">Makes unholy water.</text:span></text:p>
      <text:p text:style-name="P2"><text:span text:style-name="T3">Deathwatch:</text:span><text:span text:style-name="T2"> Reveals how near death subjects within 30 ft. are.</text:span></text:p>
      <text:p text:style-name="P2"><text:span text:style-name="T3">Detect Chaos/Evil/Good/Law:</text:span><text:span text:style-name="T2"> Reveals creatures, spells, or objects of selected alignment.</text:span></text:p>
      <text:p text:style-name="P2"><text:span text:style-name="T3">Detect Undead:</text:span><text:span text:style-name="T2"> Reveals undead within 60 ft.</text:span></text:p>
      <text:p text:style-name="P2"><text:soft-page-break/><text:span text:style-name="T3">Divine Favor:</text:span><text:span text:style-name="T2"> You gain +1 per three levels on attack and damage rolls.</text:span></text:p>
      <text:p text:style-name="P2"><text:span text:style-name="T3">Doom:</text:span><text:span text:style-name="T2"> One subject takes –2 on attack rolls, damage rolls, saves, and checks.</text:span></text:p>
      <text:p text:style-name="P2"><text:span text:style-name="T3">Endure Elements:</text:span><text:span text:style-name="T2"> Exist comfortably in hot or cold environments.</text:span></text:p>
      <text:p text:style-name="P2"><text:span text:style-name="T3">Entropic Shield:</text:span><text:span text:style-name="T2"> Ranged attacks against you have 20% miss chance.</text:span></text:p>
      <text:p text:style-name="P2"><text:span text:style-name="T3">Hide from Undead:</text:span><text:span text:style-name="T2"> Undead can’t perceive one subject/level.</text:span></text:p>
      <text:p text:style-name="P2"><text:span text:style-name="T3">Inflict Light Wounds: </text:span><text:span text:style-name="T2">Touch deals 1d8 damage +1/level (max +5).</text:span></text:p>
      <text:p text:style-name="P2"><text:span text:style-name="T3">Magic Stone:</text:span><text:span text:style-name="T2"> Three stones gain +1 on attack, deal 1d6 +1 damage.</text:span></text:p>
      <text:p text:style-name="P2"><text:span text:style-name="T3">Magic Weapon: </text:span><text:span text:style-name="T2">Weapon gains +1 bonus.</text:span></text:p>
      <text:p text:style-name="P2"><text:span text:style-name="T3">Obscuring Mist:</text:span><text:span text:style-name="T2"> Fog surrounds you.</text:span></text:p>
      <text:p text:style-name="P2"><text:span text:style-name="T3">Protection from Chaos/Evil/Good/Law:</text:span><text:span text:style-name="T2"> +2 to AC and saves, counter mind control, hedge out elementals and outsiders.</text:span></text:p>
      <text:p text:style-name="P2"><text:span text:style-name="T3">Remove Fear:</text:span><text:span text:style-name="T2"> Suppresses fear or gives +4 on saves against fear for one subject + one per four levels.</text:span></text:p>
      <text:p text:style-name="P2"><text:span text:style-name="T3">Sanctuary:</text:span><text:span text:style-name="T2"> Opponents can’t attack you, and you can’t attack.</text:span></text:p>
      <text:p text:style-name="P2"><text:span text:style-name="T3">Shield of Faith:</text:span><text:span text:style-name="T2"> Aura grants +2 or higher deflection bonus.</text:span></text:p>
      <text:p text:style-name="P2"><text:span text:style-name="T3">Summon Monster I:</text:span><text:span text:style-name="T2"> Calls extraplanar creature to fight for you.</text:span></text:p>
      <text:p text:style-name="P2"><text:span text:style-name="T8">2ND-LEVEL CLERIC SPELLS</text:span></text:p>
      <text:p text:style-name="P2"><text:span text:style-name="T3">Aid:</text:span><text:span text:style-name="T2"> +1 on attack rolls and saves against fear, 1d8 temporary hp +1/level (max +10).</text:span></text:p>
      <text:p text:style-name="P2"><text:span text:style-name="T3">Align Weapon: </text:span><text:span text:style-name="T2">Weapon becomes good, evil, lawful, or chaotic.</text:span></text:p>
      <text:p text:style-name="P2"><text:span text:style-name="T3">Augury </text:span><text:span text:style-name="T10">M</text:span><text:span text:style-name="T6"> </text:span><text:span text:style-name="T10">F</text:span><text:span text:style-name="T3">:</text:span><text:span text:style-name="T2"> Learns whether an action will be good or bad.</text:span></text:p>
      <text:p text:style-name="P2"><text:span text:style-name="T3">Bear’s Endurance:</text:span><text:span text:style-name="T2"> Subject gains +4 to Con for 1 min./level.</text:span></text:p>
      <text:p text:style-name="P2"><text:span text:style-name="T3">Bull’s Strength:</text:span><text:span text:style-name="T2"> Subject gains +4 to Str for 1 min./level.</text:span></text:p>
      <text:p text:style-name="P2"><text:span text:style-name="T3">Calm Emotions:</text:span><text:span text:style-name="T2"> Calms creatures, negating emotion effects.</text:span></text:p>
      <text:p text:style-name="P2"><text:soft-page-break/><text:span text:style-name="T3">Consecrate </text:span><text:span text:style-name="T10">M</text:span><text:span text:style-name="T3">:</text:span><text:span text:style-name="T2"> Fills area with positive energy, making undead weaker.</text:span></text:p>
      <text:p text:style-name="P2"><text:span text:style-name="T3">Cure Moderate Wounds:</text:span><text:span text:style-name="T2"> Cures 2d8 damage +1/level (max +10).</text:span></text:p>
      <text:p text:style-name="P2"><text:span text:style-name="T3">Darkness:</text:span><text:span text:style-name="T2"> 20-ft. radius of supernatural shadow.</text:span></text:p>
      <text:p text:style-name="P2"><text:span text:style-name="T3">Death Knell:</text:span><text:span text:style-name="T2"> Kills dying creature; you gain 1d8 temporary hp, +2 to Str, and +1 level.</text:span></text:p>
      <text:p text:style-name="P2"><text:span text:style-name="T3">Delay Poison:</text:span><text:span text:style-name="T2"> Stops poison from harming subject for 1 hour/level.</text:span></text:p>
      <text:p text:style-name="P2"><text:span text:style-name="T3">Desecrate </text:span><text:span text:style-name="T10">M</text:span><text:span text:style-name="T3">:</text:span><text:span text:style-name="T2"> Fills area with negative energy, making undead stronger.</text:span></text:p>
      <text:p text:style-name="P2"><text:span text:style-name="T3">Eagle’s Splendor:</text:span><text:span text:style-name="T2"> Subject gains +4 to Cha for 1 min./level.</text:span></text:p>
      <text:p text:style-name="P2"><text:span text:style-name="T3">Enthrall:</text:span><text:span text:style-name="T2"> Captivates all within 100 ft. + 10 ft./level.</text:span></text:p>
      <text:p text:style-name="P2"><text:span text:style-name="T3">Find Traps:</text:span><text:span text:style-name="T2"> Notice traps as a rogue does.</text:span></text:p>
      <text:p text:style-name="P2"><text:span text:style-name="T3">Gentle Repose:</text:span><text:span text:style-name="T2"> Preserves one corpse.</text:span></text:p>
      <text:p text:style-name="P2"><text:span text:style-name="T3">Hold Person:</text:span><text:span text:style-name="T2"> Paralyzes one humanoid for 1 round/level.</text:span></text:p>
      <text:p text:style-name="P2"><text:span text:style-name="T3">Inflict Moderate Wounds:</text:span><text:span text:style-name="T2"> Touch attack, 2d8 damage +1/level (max +10).</text:span></text:p>
      <text:p text:style-name="P2"><text:span text:style-name="T3">Make Whole:</text:span><text:span text:style-name="T2"> Repairs an object.</text:span></text:p>
      <text:p text:style-name="P2"><text:span text:style-name="T3">Owl’s Wisdom:</text:span><text:span text:style-name="T2"> Subject gains +4 to Wis for 1 min./level.</text:span></text:p>
      <text:p text:style-name="P2"><text:span text:style-name="T3">Remove Paralysis:</text:span><text:span text:style-name="T2"> Frees one or more creatures from paralysis or </text:span><text:span text:style-name="T4">slow </text:span><text:span text:style-name="T2">effect.</text:span></text:p>
      <text:p text:style-name="P2"><text:span text:style-name="T3">Resist Energy:</text:span><text:span text:style-name="T2"> Ignores 10 (or more) points of damage/attack from specified energy type.</text:span></text:p>
      <text:p text:style-name="P2"><text:span text:style-name="T3">Restoration, Lesser:</text:span><text:span text:style-name="T2"> Dispels magical ability penalty or repairs 1d4 ability damage.</text:span></text:p>
      <text:p text:style-name="P2"><text:span text:style-name="T3">Shatter:</text:span><text:span text:style-name="T2"> Sonic vibration damages objects or crystalline creatures.</text:span></text:p>
      <text:p text:style-name="P2"><text:span text:style-name="T3">Shield Other </text:span><text:span text:style-name="T10">F</text:span><text:span text:style-name="T3">:</text:span><text:span text:style-name="T2"> You take half of subject’s damage.</text:span></text:p>
      <text:p text:style-name="P2"><text:span text:style-name="T3">Silence:</text:span><text:span text:style-name="T2"> Negates sound in 20-ft. radius.</text:span></text:p>
      <text:p text:style-name="P2"><text:span text:style-name="T3">Sound Burst:</text:span><text:span text:style-name="T2"> Deals 1d8 sonic damage to subjects; may stun them.</text:span></text:p>
      <text:p text:style-name="P2"><text:soft-page-break/><text:span text:style-name="T3">Spiritual Weapon: </text:span><text:span text:style-name="T2">Magic weapon attacks on its own.</text:span></text:p>
      <text:p text:style-name="P2"><text:span text:style-name="T3">Status: </text:span><text:span text:style-name="T2">Monitors condition, position of allies.</text:span></text:p>
      <text:p text:style-name="P2"><text:span text:style-name="T3">Summon Monster II:</text:span><text:span text:style-name="T2"> Calls extraplanar creature to fight for you.</text:span></text:p>
      <text:p text:style-name="P2"><text:span text:style-name="T3">Undetectable Alignment:</text:span><text:span text:style-name="T2"> Conceals alignment for 24 hours.</text:span></text:p>
      <text:p text:style-name="P2"><text:span text:style-name="T3">Zone of Truth:</text:span><text:span text:style-name="T2"> Subjects within range cannot lie.</text:span></text:p>
      <text:p text:style-name="P2"><text:span text:style-name="T8">3RD-LEVEL CLERIC SPELLS</text:span></text:p>
      <text:p text:style-name="P2"><text:span text:style-name="T3">Animate Dead </text:span><text:span text:style-name="T10">M</text:span><text:span text:style-name="T3">:</text:span><text:span text:style-name="T2"> Creates undead skeletons and zombies.</text:span></text:p>
      <text:p text:style-name="P2"><text:span text:style-name="T3">Bestow Curse:</text:span><text:span text:style-name="T2"> –6 to an ability score; –4 on attack rolls, saves, and checks; or 50% chance of losing each action.</text:span></text:p>
      <text:p text:style-name="P2"><text:span text:style-name="T3">Blindness/Deafness: </text:span><text:span text:style-name="T2">Makes subject blinded or deafened.</text:span></text:p>
      <text:p text:style-name="P2"><text:span text:style-name="T3">Contagion:</text:span><text:span text:style-name="T2"> Infects subject with chosen disease.</text:span></text:p>
      <text:p text:style-name="P2"><text:span text:style-name="T3">Continual Flame </text:span><text:span text:style-name="T10">M</text:span><text:span text:style-name="T3">: </text:span><text:span text:style-name="T2">Makes a permanent, heatless torch.</text:span></text:p>
      <text:p text:style-name="P2"><text:span text:style-name="T3">Create Food and Water:</text:span><text:span text:style-name="T2"> Feeds three humans (or one horse)/level.</text:span></text:p>
      <text:p text:style-name="P2"><text:span text:style-name="T3">Cure Serious Wounds:</text:span><text:span text:style-name="T2"> Cures 3d8 damage +1/level (max +15).</text:span></text:p>
      <text:p text:style-name="P2"><text:span text:style-name="T3">Daylight:</text:span><text:span text:style-name="T2"> 60-ft. radius of bright light.</text:span></text:p>
      <text:p text:style-name="P2"><text:span text:style-name="T3">Deeper Darkness:</text:span><text:span text:style-name="T2"> Object sheds supernatural shadow in 60-ft. radius.</text:span></text:p>
      <text:p text:style-name="P2"><text:span text:style-name="T3">Dispel Magic:</text:span><text:span text:style-name="T2"> Cancels spells and magical effects.</text:span></text:p>
      <text:p text:style-name="P2"><text:span text:style-name="T3">Glyph of Warding </text:span><text:span text:style-name="T10">M</text:span><text:span text:style-name="T3">:</text:span><text:span text:style-name="T2"> Inscription harms those who pass it.</text:span></text:p>
      <text:p text:style-name="P2"><text:span text:style-name="T3">Helping Hand:</text:span><text:span text:style-name="T2"> Ghostly hand leads subject to you.</text:span></text:p>
      <text:p text:style-name="P2"><text:span text:style-name="T3">Inflict Serious Wounds:</text:span><text:span text:style-name="T2"> Touch attack, 3d8 damage +1/level (max +15).</text:span></text:p>
      <text:p text:style-name="P2"><text:span text:style-name="T3">Invisibility Purge:</text:span><text:span text:style-name="T2"> Dispels invisibility within 5 ft./level.</text:span></text:p>
      <text:p text:style-name="P2"><text:span text:style-name="T3">Locate Object:</text:span><text:span text:style-name="T2"> Senses direction toward object (specific or type).</text:span></text:p>
      <text:p text:style-name="P2"><text:soft-page-break/><text:span text:style-name="T3">Magic Circle against Chaos/Evil/Good/Law:</text:span><text:span text:style-name="T2"> As </text:span><text:span text:style-name="T4">protection </text:span><text:span text:style-name="T2">spells, but 10-ft. radius and 10 min./level.</text:span></text:p>
      <text:p text:style-name="P2"><text:span text:style-name="T3">Magic Vestment:</text:span><text:span text:style-name="T2"> Armor or shield gains +1 enhancement per four levels.</text:span></text:p>
      <text:p text:style-name="P2"><text:span text:style-name="T3">Meld into Stone:</text:span><text:span text:style-name="T2"> You and your gear merge with stone.</text:span></text:p>
      <text:p text:style-name="P2"><text:span text:style-name="T3">Obscure Object: </text:span><text:span text:style-name="T2">Masks object against scrying.</text:span></text:p>
      <text:p text:style-name="P2"><text:span text:style-name="T3">Prayer:</text:span><text:span text:style-name="T2"> Allies +1 bonus on most rolls, enemies –1 penalty.</text:span></text:p>
      <text:p text:style-name="P2"><text:span text:style-name="T3">Protection from Energy:</text:span><text:span text:style-name="T2"> Absorb 12 points/level of damage from one kind of energy.</text:span></text:p>
      <text:p text:style-name="P2"><text:span text:style-name="T3">Remove Blindness/Deafness:</text:span><text:span text:style-name="T2"> Cures normal or magical conditions.</text:span></text:p>
      <text:p text:style-name="P2"><text:span text:style-name="T3">Remove Curse:</text:span><text:span text:style-name="T2"> Frees object or person from curse.</text:span></text:p>
      <text:p text:style-name="P2"><text:span text:style-name="T3">Remove Disease:</text:span><text:span text:style-name="T2"> Cures all diseases affecting subject.</text:span></text:p>
      <text:p text:style-name="P2"><text:span text:style-name="T3">Searing Light:</text:span><text:span text:style-name="T2"> Ray deals 1d8/two levels damage, more against undead.</text:span></text:p>
      <text:p text:style-name="P2"><text:span text:style-name="T3">Speak with Dead:</text:span><text:span text:style-name="T2"> Corpse answers one question/two levels.</text:span></text:p>
      <text:p text:style-name="P2"><text:span text:style-name="T3">Stone Shape:</text:span><text:span text:style-name="T2"> Sculpts stone into any shape.</text:span></text:p>
      <text:p text:style-name="P2"><text:span text:style-name="T3">Summon Monster III:</text:span><text:span text:style-name="T2"> Calls extraplanar creature to fight for you.</text:span></text:p>
      <text:p text:style-name="P2"><text:span text:style-name="T3">Water Breathing:</text:span><text:span text:style-name="T2"> Subjects can breathe underwater.</text:span></text:p>
      <text:p text:style-name="P2"><text:span text:style-name="T3">Water Walk:</text:span><text:span text:style-name="T2"> Subject treads on water as if solid.</text:span></text:p>
      <text:p text:style-name="P2"><text:span text:style-name="T3">Wind Wall:</text:span><text:span text:style-name="T2"> Deflects arrows, smaller creatures, and gases.</text:span></text:p>
      <text:p text:style-name="P2"><text:span text:style-name="T8">4TH-LEVEL CLERIC SPELLS</text:span></text:p>
      <text:p text:style-name="P2"><text:span text:style-name="T3">Air Walk:</text:span><text:span text:style-name="T2"> Subject treads on air as if solid (climb at 45-degree angle).</text:span></text:p>
      <text:p text:style-name="P2"><text:span text:style-name="T3">Control Water:</text:span><text:span text:style-name="T2"> Raises or lowers bodies of water.</text:span></text:p>
      <text:p text:style-name="P2"><text:span text:style-name="T3">Cure Critical Wounds:</text:span><text:span text:style-name="T2"> Cures 4d8 damage +1/level (max +20).</text:span></text:p>
      <text:p text:style-name="P2"><text:span text:style-name="T3">Death Ward:</text:span><text:span text:style-name="T2"> Grants immunity to death spells and negative energy effects.</text:span></text:p>
      <text:p text:style-name="P2"><text:soft-page-break/><text:span text:style-name="T3">Dimensional Anchor:</text:span><text:span text:style-name="T2"> Bars extradimensional movement.</text:span></text:p>
      <text:p text:style-name="P2"><text:span text:style-name="T3">Discern Lies:</text:span><text:span text:style-name="T2"> Reveals deliberate falsehoods.</text:span></text:p>
      <text:p text:style-name="P2"><text:span text:style-name="T3">Dismissal:</text:span><text:span text:style-name="T2"> Forces a creature to return to native plane.</text:span></text:p>
      <text:p text:style-name="P2"><text:span text:style-name="T3">Divination </text:span><text:span text:style-name="T10">M</text:span><text:span text:style-name="T3">:</text:span><text:span text:style-name="T2"> Provides useful advice for specific proposed actions.</text:span></text:p>
      <text:p text:style-name="P2"><text:span text:style-name="T3">Divine Power:</text:span><text:span text:style-name="T2"> You gain attack bonus, +6 to Str, and 1 hp/level.</text:span></text:p>
      <text:p text:style-name="P2"><text:span text:style-name="T3">Freedom of Movement:</text:span><text:span text:style-name="T2"> Subject moves normally despite impediments.</text:span></text:p>
      <text:p text:style-name="P2"><text:span text:style-name="T3">Giant Vermin:</text:span><text:span text:style-name="T2"> Turns centipedes, scorpions, or spiders into giant vermin.</text:span></text:p>
      <text:p text:style-name="P2"><text:span text:style-name="T3">Imbue with Spell Ability:</text:span><text:span text:style-name="T2"> Transfer spells to subject.</text:span></text:p>
      <text:p text:style-name="P2"><text:span text:style-name="T3">Inflict Critical Wounds:</text:span><text:span text:style-name="T2"> Touch attack, 4d8 damage +1/level (max +20).</text:span></text:p>
      <text:p text:style-name="P2"><text:span text:style-name="T3">Magic Weapon, Greater:</text:span><text:span text:style-name="T2"> +1 bonus/four levels (max +5).</text:span></text:p>
      <text:p text:style-name="P2"><text:span text:style-name="T3">Neutralize Poison:</text:span><text:span text:style-name="T2"> Immunizes subject against poison, detoxifies venom in or on subject.</text:span></text:p>
      <text:p text:style-name="P2"><text:span text:style-name="T3">Planar Ally, Lesser </text:span><text:span text:style-name="T10">X</text:span><text:span text:style-name="T3">:</text:span><text:span text:style-name="T2"> Exchange services with a 6 HD extraplanar creature.</text:span></text:p>
      <text:p text:style-name="P2"><text:span text:style-name="T3">Poison:</text:span><text:span text:style-name="T2"> Touch deals 1d10 Con damage, repeats in 1 min.</text:span></text:p>
      <text:p text:style-name="P2"><text:span text:style-name="T3">Repel Vermin:</text:span><text:span text:style-name="T2"> Insects, spiders, and other vermin stay 10 ft. away.</text:span></text:p>
      <text:p text:style-name="P2"><text:span text:style-name="T3">Restoration </text:span><text:span text:style-name="T10">M</text:span><text:span text:style-name="T3">:</text:span><text:span text:style-name="T2"> Restores level and ability score drains.</text:span></text:p>
      <text:p text:style-name="P2"><text:span text:style-name="T3">Sending:</text:span><text:span text:style-name="T2"> Delivers short message anywhere, instantly.</text:span></text:p>
      <text:p text:style-name="P2"><text:span text:style-name="T3">Spell Immunity:</text:span><text:span text:style-name="T2"> Subject is immune to one spell per four levels.</text:span></text:p>
      <text:p text:style-name="P2"><text:span text:style-name="T3">Summon Monster IV:</text:span><text:span text:style-name="T2"> Calls extraplanar creature to fight for you.</text:span></text:p>
      <text:p text:style-name="P2"><text:span text:style-name="T3">Tongues:</text:span><text:span text:style-name="T2"> Speak any language.</text:span></text:p>
      <text:p text:style-name="P2"><text:span text:style-name="T8">5TH-LEVEL CLERIC SPELLS</text:span></text:p>
      <text:p text:style-name="P2"><text:span text:style-name="T3">Atonement </text:span><text:span text:style-name="T10">F</text:span><text:span text:style-name="T6"> </text:span><text:span text:style-name="T10">X</text:span><text:span text:style-name="T3">:</text:span><text:span text:style-name="T2"> Removes burden of misdeeds from subject.</text:span></text:p>
      <text:p text:style-name="P2"><text:soft-page-break/><text:span text:style-name="T3">Break Enchantment:</text:span><text:span text:style-name="T2"> Frees subjects from enchantments, alterations, curses, and petrification.</text:span></text:p>
      <text:p text:style-name="P2"><text:span text:style-name="T3">Command, Greater:</text:span><text:span text:style-name="T2"> As </text:span><text:span text:style-name="T4">command, </text:span><text:span text:style-name="T2">but affects one subject/level.</text:span></text:p>
      <text:p text:style-name="P2"><text:span text:style-name="T3">Commune </text:span><text:span text:style-name="T10">X</text:span><text:span text:style-name="T3">:</text:span><text:span text:style-name="T2"> Deity answers one yes-or-no question/level.</text:span></text:p>
      <text:p text:style-name="P2"><text:span text:style-name="T3">Cure Light Wounds, Mass:</text:span><text:span text:style-name="T2"> Cures 1d8 damage +1/level for many creatures.</text:span></text:p>
      <text:p text:style-name="P2"><text:span text:style-name="T3">Dispel Chaos/Evil/Good/Law:</text:span><text:span text:style-name="T2"> +4 bonus against attacks.</text:span></text:p>
      <text:p text:style-name="P2"><text:span text:style-name="T3">Disrupting Weapon: </text:span><text:span text:style-name="T2">Melee weapon destroys undead.</text:span></text:p>
      <text:p text:style-name="P2"><text:span text:style-name="T3">Flame Strike:</text:span><text:span text:style-name="T2"> Smite foes with divine fire (1d6/level damage).</text:span></text:p>
      <text:p text:style-name="P2"><text:span text:style-name="T3">Hallow </text:span><text:span text:style-name="T10">M</text:span><text:span text:style-name="T3">:</text:span><text:span text:style-name="T2"> Designates location as holy.</text:span></text:p>
      <text:p text:style-name="P2"><text:span text:style-name="T3">Inflict Light Wounds, Mass:</text:span><text:span text:style-name="T2"> Deals 1d8 damage +1/level to many creatures.</text:span></text:p>
      <text:p text:style-name="P2"><text:span text:style-name="T3">Insect Plague:</text:span><text:span text:style-name="T2"> Locust swarms attack creatures.</text:span></text:p>
      <text:p text:style-name="P2"><text:span text:style-name="T3">Mark of Justice:</text:span><text:span text:style-name="T2"> Designates action that will trigger </text:span><text:span text:style-name="T4">curse </text:span><text:span text:style-name="T2">on subject.</text:span></text:p>
      <text:p text:style-name="P2"><text:span text:style-name="T3">Plane Shift </text:span><text:span text:style-name="T10">F</text:span><text:span text:style-name="T3">:</text:span><text:span text:style-name="T2"> As many as eight subjects travel to another plane.</text:span></text:p>
      <text:p text:style-name="P2"><text:span text:style-name="T3">Raise Dead </text:span><text:span text:style-name="T10">M</text:span><text:span text:style-name="T3">:</text:span><text:span text:style-name="T2"> Restores life to subject who died as long as one day/level ago.</text:span></text:p>
      <text:p text:style-name="P2"><text:span text:style-name="T3">Righteous Might:</text:span><text:span text:style-name="T2"> Your size increases, and you gain combat bonuses.</text:span></text:p>
      <text:p text:style-name="P2"><text:span text:style-name="T3">Scrying </text:span><text:span text:style-name="T10">F</text:span><text:span text:style-name="T3">:</text:span><text:span text:style-name="T2"> Spies on subject from a distance.</text:span></text:p>
      <text:p text:style-name="P2"><text:span text:style-name="T3">Slay Living:</text:span><text:span text:style-name="T2"> Touch attack kills subject.</text:span></text:p>
      <text:p text:style-name="P2"><text:span text:style-name="T3">Spell Resistance:</text:span><text:span text:style-name="T2"> Subject gains SR 12 + level.</text:span></text:p>
      <text:p text:style-name="P2"><text:span text:style-name="T3">Summon Monster V:</text:span><text:span text:style-name="T2"> Calls extraplanar creature to fight for you.</text:span></text:p>
      <text:p text:style-name="P2"><text:span text:style-name="T3">Symbol of Pain </text:span><text:span text:style-name="T10">M</text:span><text:span text:style-name="T3">:</text:span><text:span text:style-name="T2"> Triggered rune wracks nearby creatures with pain.</text:span></text:p>
      <text:p text:style-name="P2"><text:span text:style-name="T3">Symbol of Sleep </text:span><text:span text:style-name="T10">M</text:span><text:span text:style-name="T3">:</text:span><text:span text:style-name="T2"> Triggered rune puts nearby creatures into catatonic slumber.</text:span></text:p>
      <text:p text:style-name="P2"><text:span text:style-name="T3">True Seeing </text:span><text:span text:style-name="T10">M</text:span><text:span text:style-name="T3">:</text:span><text:span text:style-name="T2"> Lets you see all things as they really are.</text:span></text:p>
      <text:p text:style-name="P2"><text:soft-page-break/><text:span text:style-name="T3">Unhallow </text:span><text:span text:style-name="T10">M</text:span><text:span text:style-name="T3">:</text:span><text:span text:style-name="T2"> Designates location as unholy.</text:span></text:p>
      <text:p text:style-name="P2"><text:span text:style-name="T3">Wall of Stone:</text:span><text:span text:style-name="T2"> Creates a stone wall that can be shaped.</text:span></text:p>
      <text:p text:style-name="P2"><text:span text:style-name="T8">6TH-LEVEL CLERIC SPELLS</text:span></text:p>
      <text:p text:style-name="P2"><text:span text:style-name="T3">Animate Objects:</text:span><text:span text:style-name="T2"> Objects attack your foes.</text:span></text:p>
      <text:p text:style-name="P2"><text:span text:style-name="T3">Antilife Shell:</text:span><text:span text:style-name="T2"> 10-ft. field hedges out living creatures.</text:span></text:p>
      <text:p text:style-name="P2"><text:span text:style-name="T3">Banishment:</text:span><text:span text:style-name="T2"> Banishes 2 HD/level of extraplanar creatures.</text:span></text:p>
      <text:p text:style-name="P2"><text:span text:style-name="T3">Bear’s Endurance, Mass:</text:span><text:span text:style-name="T2"> As </text:span><text:span text:style-name="T4">bear’s endurance</text:span><text:span text:style-name="T2">, affects one subject/ level.</text:span></text:p>
      <text:p text:style-name="P2"><text:span text:style-name="T3">Blade Barrier: </text:span><text:span text:style-name="T2">Wall of blades deals 1d6/level damage.</text:span></text:p>
      <text:p text:style-name="P2"><text:span text:style-name="T3">Bull’s Strength, Mass:</text:span><text:span text:style-name="T2"> As </text:span><text:span text:style-name="T4">bull’s strength</text:span><text:span text:style-name="T2">, affects one subject/level.</text:span></text:p>
      <text:p text:style-name="P2"><text:span text:style-name="T3">Create Undead:</text:span><text:span text:style-name="T2"> Create ghouls, ghasts, mummies, or mohrgs.</text:span></text:p>
      <text:p text:style-name="P2"><text:span text:style-name="T3">Cure Moderate Wounds, Mass:</text:span><text:span text:style-name="T2"> Cures 2d8 damage +1/level for many creatures.</text:span></text:p>
      <text:p text:style-name="P2"><text:span text:style-name="T3">Dispel Magic, Greater:</text:span><text:span text:style-name="T2"> As </text:span><text:span text:style-name="T4">dispel magic, </text:span><text:span text:style-name="T2">but up to +20 on check.</text:span></text:p>
      <text:p text:style-name="P2"><text:span text:style-name="T3">Eagle’s Splendor, Mass:</text:span><text:span text:style-name="T2"> As </text:span><text:span text:style-name="T4">eagle’s splendor</text:span><text:span text:style-name="T2">, affects one subject/level.</text:span></text:p>
      <text:p text:style-name="P2"><text:span text:style-name="T3">Find the Path:</text:span><text:span text:style-name="T2"> Shows most direct way to a location.</text:span></text:p>
      <text:p text:style-name="P2"><text:span text:style-name="T3">Forbiddance </text:span><text:span text:style-name="T10">M</text:span><text:span text:style-name="T3">:</text:span><text:span text:style-name="T2"> Blocks planar travel, damages creatures of different alignment.</text:span></text:p>
      <text:p text:style-name="P2"><text:span text:style-name="T3">Geas/Quest:</text:span><text:span text:style-name="T2"> As </text:span><text:span text:style-name="T4">lesser geas, </text:span><text:span text:style-name="T2">plus it affects any creature.</text:span></text:p>
      <text:p text:style-name="P2"><text:span text:style-name="T3">Glyph of Warding, Greater:</text:span><text:span text:style-name="T2"> As </text:span><text:span text:style-name="T4">glyph of warding</text:span><text:span text:style-name="T2">, but up to 10d8 damage or 6th-level spell.</text:span></text:p>
      <text:p text:style-name="P2"><text:span text:style-name="T3">Harm:</text:span><text:span text:style-name="T2"> Deals 10 points/level damage to target.</text:span></text:p>
      <text:p text:style-name="P2"><text:span text:style-name="T3">Heal:</text:span><text:span text:style-name="T2"> Cures 10 points/level of damage, all diseases and mental conditions.</text:span></text:p>
      <text:p text:style-name="P2"><text:span text:style-name="T3">Heroes’ Feast:</text:span><text:span text:style-name="T2"> Food for one creature/level cures and grants combat bonuses</text:span><text:span text:style-name="T4">.</text:span></text:p>
      <text:p text:style-name="P2"><text:span text:style-name="T3">Inflict Moderate Wounds, Mass:</text:span><text:span text:style-name="T2"> Deals 2d8 damage +1/level to many creatures.</text:span></text:p>
      <text:p text:style-name="P2"><text:soft-page-break/><text:span text:style-name="T3">Owl’s Wisdom, Mass:</text:span><text:span text:style-name="T2"> As </text:span><text:span text:style-name="T4">owl’s wisdom</text:span><text:span text:style-name="T2">, affects one subject/level.</text:span></text:p>
      <text:p text:style-name="P2"><text:span text:style-name="T3">Planar Ally </text:span><text:span text:style-name="T10">X</text:span><text:span text:style-name="T3">:</text:span><text:span text:style-name="T2"> As </text:span><text:span text:style-name="T4">lesser planar ally, </text:span><text:span text:style-name="T2">but up to 12 HD.</text:span></text:p>
      <text:p text:style-name="P2"><text:span text:style-name="T3">Summon Monster VI:</text:span><text:span text:style-name="T2"> Calls extraplanar creature to fight for you.</text:span></text:p>
      <text:p text:style-name="P2"><text:span text:style-name="T3">Symbol of Fear </text:span><text:span text:style-name="T10">M</text:span><text:span text:style-name="T3">:</text:span><text:span text:style-name="T2"> Triggered rune panics nearby creatures.</text:span></text:p>
      <text:p text:style-name="P2"><text:span text:style-name="T3">Symbol of Persuasion </text:span><text:span text:style-name="T10">M</text:span><text:span text:style-name="T3">:</text:span><text:span text:style-name="T2"> Triggered rune charms nearby creatures.</text:span></text:p>
      <text:p text:style-name="P2"><text:span text:style-name="T3">Undeath to Death </text:span><text:span text:style-name="T10">M</text:span><text:span text:style-name="T3">:</text:span><text:span text:style-name="T2"> Destroys 1d4 HD/level undead (max 20d4).</text:span></text:p>
      <text:p text:style-name="P2"><text:span text:style-name="T3">Wind Walk:</text:span><text:span text:style-name="T2"> You and your allies turn vaporous and travel fast.</text:span></text:p>
      <text:p text:style-name="P2"><text:span text:style-name="T3">Word of Recall:</text:span><text:span text:style-name="T2"> Teleports you back to designated place.</text:span></text:p>
      <text:p text:style-name="P2"><text:span text:style-name="T8">7TH-LEVEL CLERIC SPELLS</text:span></text:p>
      <text:p text:style-name="P2"><text:span text:style-name="T3">Blasphemy:</text:span><text:span text:style-name="T2"> Kills, paralyzes, weakens, or dazes nonevil subjects.</text:span></text:p>
      <text:p text:style-name="P2"><text:span text:style-name="T3">Control Weather:</text:span><text:span text:style-name="T2"> Changes weather in local area.</text:span></text:p>
      <text:p text:style-name="P2"><text:span text:style-name="T3">Cure Serious Wounds, Mass:</text:span><text:span text:style-name="T2"> Cures 3d8 damage +1/level for many creatures.</text:span></text:p>
      <text:p text:style-name="P2"><text:span text:style-name="T3">Destruction </text:span><text:span text:style-name="T10">F</text:span><text:span text:style-name="T3">:</text:span><text:span text:style-name="T2"> Kills subject and destroys remains.</text:span></text:p>
      <text:p text:style-name="P2"><text:span text:style-name="T3">Dictum:</text:span><text:span text:style-name="T2"> Kills, paralyzes, slows, or deafens nonlawful subjects.</text:span></text:p>
      <text:p text:style-name="P2"><text:span text:style-name="T3">Ethereal Jaunt:</text:span><text:span text:style-name="T2"> You become ethereal for 1 round/level.</text:span></text:p>
      <text:p text:style-name="P2"><text:span text:style-name="T3">Holy Word:</text:span><text:span text:style-name="T2"> Kills, paralyzes, blinds, or deafens nongood subjects.</text:span></text:p>
      <text:p text:style-name="P2"><text:span text:style-name="T3">Inflict Serious Wounds, Mass:</text:span><text:span text:style-name="T2"> Deals 3d8 damage +1/level to many creatures.</text:span></text:p>
      <text:p text:style-name="P2"><text:span text:style-name="T3">Refuge </text:span><text:span text:style-name="T10">M</text:span><text:span text:style-name="T3">:</text:span><text:span text:style-name="T2"> Alters item to transport its possessor to you.</text:span></text:p>
      <text:p text:style-name="P2"><text:span text:style-name="T3">Regenerate:</text:span><text:span text:style-name="T2"> Subject’s severed limbs grow back, cures 4d8 damage +1/level (max +35).</text:span></text:p>
      <text:p text:style-name="P2"><text:span text:style-name="T3">Repulsion:</text:span><text:span text:style-name="T2"> Creatures can’t approach you.</text:span></text:p>
      <text:p text:style-name="P2"><text:span text:style-name="T3">Restoration, Greater </text:span><text:span text:style-name="T10">X</text:span><text:span text:style-name="T3">:</text:span><text:span text:style-name="T2"> As </text:span><text:span text:style-name="T4">restoration, </text:span><text:span text:style-name="T2">plus restores all levels and ability scores.</text:span></text:p>
      <text:p text:style-name="P2"><text:soft-page-break/><text:span text:style-name="T3">Resurrection </text:span><text:span text:style-name="T10">M</text:span><text:span text:style-name="T3">:</text:span><text:span text:style-name="T2"> Fully restore dead subject.</text:span></text:p>
      <text:p text:style-name="P2"><text:span text:style-name="T3">Scrying, Greater:</text:span><text:span text:style-name="T2"> As </text:span><text:span text:style-name="T4">scrying</text:span><text:span text:style-name="T2">, but faster and longer.</text:span></text:p>
      <text:p text:style-name="P2"><text:span text:style-name="T3">Summon Monster VII:</text:span><text:span text:style-name="T2"> Calls extraplanar creature to fight for you.</text:span></text:p>
      <text:p text:style-name="P2"><text:span text:style-name="T3">Symbol of Stunning </text:span><text:span text:style-name="T10">M</text:span><text:span text:style-name="T3">:</text:span><text:span text:style-name="T2"> Triggered rune stuns nearby creatures.</text:span></text:p>
      <text:p text:style-name="P2"><text:span text:style-name="T3">Symbol of Weakness </text:span><text:span text:style-name="T10">M</text:span><text:span text:style-name="T3">:</text:span><text:span text:style-name="T2"> Triggered rune weakens nearby creatures.</text:span></text:p>
      <text:p text:style-name="P2"><text:span text:style-name="T3">Word of Chaos:</text:span><text:span text:style-name="T2"> Kills, </text:span><text:span text:style-name="T4">confuses, </text:span><text:span text:style-name="T2">stuns, or deafens nonchaotic subjects.</text:span></text:p>
      <text:p text:style-name="P2"><text:span text:style-name="T8">8TH-LEVEL CLERIC SPELLS</text:span></text:p>
      <text:p text:style-name="P2"><text:span text:style-name="T3">Antimagic Field:</text:span><text:span text:style-name="T2"> Negates magic within 10 ft.</text:span></text:p>
      <text:p text:style-name="P2"><text:span text:style-name="T3">Cloak of Chaos </text:span><text:span text:style-name="T10">F</text:span><text:span text:style-name="T3">:</text:span><text:span text:style-name="T2"> +4 to AC, +4 resistance, and SR 25 against lawful spells.</text:span></text:p>
      <text:p text:style-name="P2"><text:span text:style-name="T3">Create Greater Undead </text:span><text:span text:style-name="T10">M</text:span><text:span text:style-name="T3">:</text:span><text:span text:style-name="T2"> Create shadows, wraiths, spectres, or devourers.</text:span></text:p>
      <text:p text:style-name="P2"><text:span text:style-name="T3">Cure Critical Wounds, Mass:</text:span><text:span text:style-name="T2"> Cures 4d8 damage +1/level for many creatures.</text:span></text:p>
      <text:p text:style-name="P2"><text:span text:style-name="T3">Dimensional Lock:</text:span><text:span text:style-name="T2"> Teleportation and interplanar travel blocked for one day/level.</text:span></text:p>
      <text:p text:style-name="P2"><text:span text:style-name="T3">Discern Location:</text:span><text:span text:style-name="T2"> Reveals exact location of creature or object.</text:span></text:p>
      <text:p text:style-name="P2"><text:span text:style-name="T3">Earthquake:</text:span><text:span text:style-name="T2"> Intense tremor shakes 80-ft.-radius.</text:span></text:p>
      <text:p text:style-name="P2"><text:span text:style-name="T3">Fire Storm:</text:span><text:span text:style-name="T2"> Deals 1d6/level fire damage.</text:span></text:p>
      <text:p text:style-name="P2"><text:span text:style-name="T3">Holy Aura </text:span><text:span text:style-name="T10">F</text:span><text:span text:style-name="T3">:</text:span><text:span text:style-name="T2"> +4 to AC, +4 resistance, and SR 25 against evil spells.</text:span></text:p>
      <text:p text:style-name="P2"><text:span text:style-name="T3">Planar Ally, Greater </text:span><text:span text:style-name="T10">X</text:span><text:span text:style-name="T3">:</text:span><text:span text:style-name="T2"> As </text:span><text:span text:style-name="T4">lesser planar ally, </text:span><text:span text:style-name="T2">but up to 18 HD.</text:span></text:p>
      <text:p text:style-name="P2"><text:span text:style-name="T3">Inflict Critical Wounds, Mass:</text:span><text:span text:style-name="T2"> Deals 4d8 damage +1/level to many creatures.</text:span></text:p>
      <text:p text:style-name="P2"><text:span text:style-name="T3">Shield of Law </text:span><text:span text:style-name="T10">F</text:span><text:span text:style-name="T3">:</text:span><text:span text:style-name="T2"> +4 to AC, +4 resistance, and SR 25 against chaotic spells.</text:span></text:p>
      <text:p text:style-name="P2"><text:span text:style-name="T3">Spell Immunity, Greater:</text:span><text:span text:style-name="T2"> As </text:span><text:span text:style-name="T4">spell immunity, </text:span><text:span text:style-name="T2">but up to 8th-level spells.</text:span></text:p>
      <text:p text:style-name="P2"><text:span text:style-name="T3">Summon Monster VIII:</text:span><text:span text:style-name="T2"> Calls extraplanar creature to fight for you.</text:span></text:p>
      <text:p text:style-name="P2"><text:soft-page-break/><text:span text:style-name="T3">Symbol of Death </text:span><text:span text:style-name="T10">M</text:span><text:span text:style-name="T3">:</text:span><text:span text:style-name="T2"> Triggered rune slays nearby creatures.</text:span></text:p>
      <text:p text:style-name="P2"><text:span text:style-name="T3">Symbol of Insanity </text:span><text:span text:style-name="T10">M</text:span><text:span text:style-name="T3">:</text:span><text:span text:style-name="T2"> Triggered rune renders nearby creatures insane.</text:span></text:p>
      <text:p text:style-name="P2"><text:span text:style-name="T3">Unholy Aura </text:span><text:span text:style-name="T10">F</text:span><text:span text:style-name="T3">:</text:span><text:span text:style-name="T2"> +4 to AC, +4 resistance, and SR 25 against good spells.</text:span></text:p>
      <text:p text:style-name="P2"><text:span text:style-name="T8">9TH-LEVEL CLERIC SPELLS</text:span></text:p>
      <text:p text:style-name="P2"><text:span text:style-name="T3">Astral Projection </text:span><text:span text:style-name="T10">M</text:span><text:span text:style-name="T3">:</text:span><text:span text:style-name="T2"> Projects you and companions onto Astral Plane.</text:span></text:p>
      <text:p text:style-name="P2"><text:span text:style-name="T3">Energy Drain:</text:span><text:span text:style-name="T2"> Subject gains 2d4 negative levels.</text:span></text:p>
      <text:p text:style-name="P2"><text:span text:style-name="T3">Etherealness:</text:span><text:span text:style-name="T2"> Travel to Ethereal Plane with companions.</text:span></text:p>
      <text:p text:style-name="P2"><text:span text:style-name="T3">Gate </text:span><text:span text:style-name="T10">X</text:span><text:span text:style-name="T3">:</text:span><text:span text:style-name="T2"> Connects two planes for travel or summoning.</text:span></text:p>
      <text:p text:style-name="P2"><text:span text:style-name="T3">Heal, Mass:</text:span><text:span text:style-name="T2"> As </text:span><text:span text:style-name="T4">heal</text:span><text:span text:style-name="T2">, but with several subjects.</text:span></text:p>
      <text:p text:style-name="P2"><text:span text:style-name="T3">Implosion:</text:span><text:span text:style-name="T2"> Kills one creature/round.</text:span></text:p>
      <text:p text:style-name="P2"><text:span text:style-name="T3">Miracle </text:span><text:span text:style-name="T10">X</text:span><text:span text:style-name="T3">:</text:span><text:span text:style-name="T2"> Requests a deity’s intercession.</text:span></text:p>
      <text:p text:style-name="P2"><text:span text:style-name="T3">Soul Bind </text:span><text:span text:style-name="T10">F</text:span><text:span text:style-name="T3">:</text:span><text:span text:style-name="T2"> Traps newly dead soul to prevent </text:span><text:span text:style-name="T4">resurrection</text:span><text:span text:style-name="T2">.</text:span></text:p>
      <text:p text:style-name="P2"><text:span text:style-name="T3">Storm of Vengeance:</text:span><text:span text:style-name="T2"> Storm rains acid, lightning, and hail.</text:span></text:p>
      <text:p text:style-name="P2"><text:span text:style-name="T3">Summon Monster IX:</text:span><text:span text:style-name="T2"> Calls extraplanar creature to fight for you.</text:span></text:p>
      <text:p text:style-name="P2"><text:span text:style-name="T3">True Resurrection </text:span><text:span text:style-name="T10">M</text:span><text:span text:style-name="T3">:</text:span><text:span text:style-name="T2"> As </text:span><text:span text:style-name="T4">resurrection</text:span><text:span text:style-name="T2">, plus remains aren’t needed.</text:span></text:p>
      <text:p text:style-name="P4"/>
      <text:p text:style-name="P2"><text:span text:style-name="T7">CLERIC DOMAINS</text:span></text:p>
      <text:p text:style-name="P2"><text:span text:style-name="T8">AIR DOMAIN</text:span></text:p>
      <text:p text:style-name="P2"><text:span text:style-name="T3">Granted Powers:</text:span><text:span text:style-name="T2"> Turn or destroy earth creatures as a good cleric turns undead. Rebuke, command, or bolster air creatures as an evil cleric rebukes undead. Use these abilities a total number of times per day equal to 3 + your Charisma modifier. This granted power is a supernatural ability.</text:span></text:p>
      <text:h text:style-name="P1" text:outline-level="1"><text:span text:style-name="T1">Air Domain Spells</text:span></text:h>
      <text:p text:style-name="P2"><text:span text:style-name="T3">1 Obscuring Mist:</text:span><text:span text:style-name="T2"> Fog surrounds you.</text:span></text:p>
      <text:p text:style-name="P2"><text:soft-page-break/><text:span text:style-name="T3">2 Wind Wall:</text:span><text:span text:style-name="T2"> Deflects arrows, smaller creatures, and gases.</text:span></text:p>
      <text:p text:style-name="P2"><text:span text:style-name="T3">3 Gaseous Form:</text:span><text:span text:style-name="T2"> Subject becomes insubstantial and can fly slowly.</text:span></text:p>
      <text:p text:style-name="P2"><text:span text:style-name="T3">4 Air Walk: </text:span><text:span text:style-name="T2">Subject treads on air as if solid (climb at 45-degree angle).</text:span></text:p>
      <text:p text:style-name="P2"><text:span text:style-name="T3">5 Control Winds:</text:span><text:span text:style-name="T2"> Change wind direction and speed.</text:span></text:p>
      <text:p text:style-name="P2"><text:span text:style-name="T3">6 Chain Lightning: </text:span><text:span text:style-name="T2">1d6/level damage; 1 secondary bolt/level each deals half damage.</text:span></text:p>
      <text:p text:style-name="P2"><text:span text:style-name="T3">7 Control Weather: </text:span><text:span text:style-name="T2">Changes weather in local area.</text:span></text:p>
      <text:p text:style-name="P2"><text:span text:style-name="T3">8 Whirlwind: </text:span><text:span text:style-name="T2">Cyclone deals damage and can pick up creatures.</text:span></text:p>
      <text:p text:style-name="P2"><text:span text:style-name="T3">9 Elemental Swarm*:</text:span><text:span text:style-name="T2"> Summons multiple elementals.</text:span></text:p>
      <text:p text:style-name="P2"><text:span text:style-name="T2">*Cast as an air spell only.</text:span></text:p>
      <text:p text:style-name="P5"/>
      <text:p text:style-name="P2"><text:span text:style-name="T8">ANIMAL DOMAIN</text:span></text:p>
      <text:p text:style-name="P2"><text:span text:style-name="T3">Granted Powers:</text:span><text:span text:style-name="T2"> You can use </text:span><text:span text:style-name="T4">speak with animals </text:span><text:span text:style-name="T2">once per day as a spell-like ability.</text:span></text:p>
      <text:p text:style-name="P2"><text:span text:style-name="T2">Add Knowledge (nature) to your list of cleric class skills.</text:span></text:p>
      <text:h text:style-name="P1" text:outline-level="1"><text:span text:style-name="T1">Animal Domain Spells</text:span></text:h>
      <text:p text:style-name="P2"><text:span text:style-name="T3">1 Calm Animals:</text:span><text:span text:style-name="T2"> Calms (2d4 + level) HD of animals.</text:span></text:p>
      <text:p text:style-name="P2"><text:span text:style-name="T3">2 Hold Animal: </text:span><text:span text:style-name="T2">Paralyzes one animal for 1 round/level.</text:span></text:p>
      <text:p text:style-name="P2"><text:span text:style-name="T3">3 Dominate Animal:</text:span><text:span text:style-name="T2"> Subject animal obeys silent mental commands.</text:span></text:p>
      <text:p text:style-name="P2"><text:span text:style-name="T3">4 Summon Nature’s Ally IV*:</text:span><text:span text:style-name="T2"> Calls creature to fight.</text:span></text:p>
      <text:p text:style-name="P2"><text:span text:style-name="T3">5 Commune with Nature: </text:span><text:span text:style-name="T2">Learn about terrain for 1 mile/level.</text:span></text:p>
      <text:p text:style-name="P2"><text:span text:style-name="T3">6 Antilife Shell: </text:span><text:span text:style-name="T2">10-ft. field hedges out living creatures.</text:span></text:p>
      <text:p text:style-name="P2"><text:span text:style-name="T3">7 Animal Shapes:</text:span><text:span text:style-name="T2"> One ally/level polymorphs into chosen animal.</text:span></text:p>
      <text:p text:style-name="P2"><text:soft-page-break/><text:span text:style-name="T3">8 Summon Nature’s Ally VIII*:</text:span><text:span text:style-name="T2"> Calls creature to fight.</text:span></text:p>
      <text:p text:style-name="P2"><text:span text:style-name="T3">9 Shapechange </text:span><text:span text:style-name="T10">F</text:span><text:span text:style-name="T3">:</text:span><text:span text:style-name="T2"> Transforms you into any creature, and change forms once per round.</text:span></text:p>
      <text:p text:style-name="P2"><text:span text:style-name="T2">*Can only summon animals.</text:span></text:p>
      <text:p text:style-name="P5"/>
      <text:p text:style-name="P2"><text:span text:style-name="T8">CHAOS DOMAIN</text:span></text:p>
      <text:p text:style-name="P2"><text:span text:style-name="T3">Granted Power:</text:span><text:span text:style-name="T2"> You cast chaos spells at +1 caster level.</text:span></text:p>
      <text:h text:style-name="P1" text:outline-level="1"><text:span text:style-name="T1">Chaos Domain Spells</text:span></text:h>
      <text:p text:style-name="P2"><text:span text:style-name="T3">1 Protection from Law:</text:span><text:span text:style-name="T2"> +2 to AC and saves, counter mind control, hedge out elementals and outsiders.</text:span></text:p>
      <text:p text:style-name="P2"><text:span text:style-name="T3">2 Shatter:</text:span><text:span text:style-name="T2"> Sonic vibration damages objects or crystalline creatures.</text:span></text:p>
      <text:p text:style-name="P2"><text:span text:style-name="T3">3 Magic Circle against Law:</text:span><text:span text:style-name="T2"> As </text:span><text:span text:style-name="T4">protection </text:span><text:span text:style-name="T2">spells, but 10-ft. radius and 10 min./level.</text:span></text:p>
      <text:p text:style-name="P2"><text:span text:style-name="T3">4 Chaos Hammer:</text:span><text:span text:style-name="T2"> Damages and staggers lawful creatures.</text:span></text:p>
      <text:p text:style-name="P2"><text:span text:style-name="T3">5 Dispel Law: </text:span><text:span text:style-name="T2">+4 bonus against attacks by lawful creatures.</text:span></text:p>
      <text:p text:style-name="P2"><text:span text:style-name="T3">6 Animate Objects:</text:span><text:span text:style-name="T2"> Objects attack your foes.</text:span></text:p>
      <text:p text:style-name="P2"><text:span text:style-name="T3">7 Word of Chaos:</text:span><text:span text:style-name="T2"> Kills, </text:span><text:span text:style-name="T4">confuses, </text:span><text:span text:style-name="T2">stuns, or deafens nonchaotic subjects.</text:span></text:p>
      <text:p text:style-name="P2"><text:span text:style-name="T3">8 Cloak of Chaos </text:span><text:span text:style-name="T10">F</text:span><text:span text:style-name="T3">: </text:span><text:span text:style-name="T2">+4 to AC, +4 resistance, SR 25 against lawful spells.</text:span></text:p>
      <text:p text:style-name="P2"><text:span text:style-name="T3">9 Summon Monster IX*:</text:span><text:span text:style-name="T2"> Calls extraplanar creature to fight for you.</text:span></text:p>
      <text:p text:style-name="P2"><text:span text:style-name="T2">*Cast as a chaos spell only.</text:span></text:p>
      <text:p text:style-name="P5"/>
      <text:p text:style-name="P2"><text:span text:style-name="T8">DEATH DOMAIN</text:span></text:p>
      <text:p text:style-name="P2"><text:span text:style-name="T3">Granted Power:</text:span><text:span text:style-name="T2"> You may use a death touch once per day. Your death touch is a supernatural ability that produces a death effect. You must succeed on a melee touch attack against a living creature (using the rules for touch spells). When you touch, roll 1d6 per cleric level you possess. If the total at least equals the creature’s current hit points, it dies (no save).</text:span></text:p>
      <text:h text:style-name="P1" text:outline-level="1"><text:span text:style-name="T1">Death Domain Spells</text:span></text:h>
      <text:p text:style-name="P2"><text:soft-page-break/><text:span text:style-name="T3">1 Cause Fear: </text:span><text:span text:style-name="T2">One creature of 5 HD or less flees for 1d4 rounds.</text:span></text:p>
      <text:p text:style-name="P2"><text:span text:style-name="T3">2 Death Knell:</text:span><text:span text:style-name="T2"> Kill dying creature and gain 1d8 temporary hp, +2 to Str, and +1 caster level.</text:span></text:p>
      <text:p text:style-name="P2"><text:span text:style-name="T3">3 Animate Dead </text:span><text:span text:style-name="T10">M</text:span><text:span text:style-name="T3">:</text:span><text:span text:style-name="T2"> Creates undead skeletons and zombies.</text:span></text:p>
      <text:p text:style-name="P2"><text:span text:style-name="T3">4 Death Ward: </text:span><text:span text:style-name="T2">Grants immunity to death spells and negative energy effects.</text:span></text:p>
      <text:p text:style-name="P2"><text:span text:style-name="T3">5 Slay Living: </text:span><text:span text:style-name="T2">Touch attack kills subject.</text:span></text:p>
      <text:p text:style-name="P2"><text:span text:style-name="T3">6 Create Undead </text:span><text:span text:style-name="T10">M</text:span><text:span text:style-name="T3">: </text:span><text:span text:style-name="T2">Create ghouls, ghasts, mummies, or mohrgs.</text:span></text:p>
      <text:p text:style-name="P2"><text:span text:style-name="T3">7 Destruction </text:span><text:span text:style-name="T10">F</text:span><text:span text:style-name="T3">:</text:span><text:span text:style-name="T2"> Kills subject and destroys remains.</text:span></text:p>
      <text:p text:style-name="P2"><text:span text:style-name="T3">8 Create Greater Undead </text:span><text:span text:style-name="T10">M</text:span><text:span text:style-name="T3">:</text:span><text:span text:style-name="T2"> Create shadows, wraiths, spectres, r devourers.</text:span></text:p>
      <text:p text:style-name="P2"><text:span text:style-name="T3">9 Wail of the Banshee: </text:span><text:span text:style-name="T2">Kills one creature/level.</text:span></text:p>
      <text:p text:style-name="P5"/>
      <text:p text:style-name="P2"><text:span text:style-name="T8">DESTRUCTION DOMAIN</text:span></text:p>
      <text:p text:style-name="P2"><text:span text:style-name="T3">Granted Power:</text:span><text:span text:style-name="T2"> You gain the smite power, the supernatural ability to make a single melee attack with a +4 bonus on attack rolls and a bonus on damage rolls equal to your cleric level (if you hit). You must declare the smite before making the attack. This ability is usable once per day.</text:span></text:p>
      <text:h text:style-name="P1" text:outline-level="1"><text:span text:style-name="T1">Destruction Domain Spells</text:span></text:h>
      <text:p text:style-name="P2"><text:span text:style-name="T3">1 Inflict Light Wounds:</text:span><text:span text:style-name="T2"> Touch attack, 1d8 damage +1/level (max +5).</text:span></text:p>
      <text:p text:style-name="P2"><text:span text:style-name="T3">2 Shatter: </text:span><text:span text:style-name="T2">Sonic vibration damages objects or crystalline creatures.</text:span></text:p>
      <text:p text:style-name="P2"><text:span text:style-name="T3">3 Contagion:</text:span><text:span text:style-name="T2"> Infects subject with chosen disease.</text:span></text:p>
      <text:p text:style-name="P2"><text:span text:style-name="T3">4 Inflict Critical Wounds:</text:span><text:span text:style-name="T2"> Touch attack, 4d8 damage +1/level (max +20).</text:span></text:p>
      <text:p text:style-name="P2"><text:span text:style-name="T3">5 Inflict Light Wounds, Mass:</text:span><text:span text:style-name="T2"> Deals 1d8 damage +1/level to any creatures.</text:span></text:p>
      <text:p text:style-name="P2"><text:span text:style-name="T2">6</text:span><text:span text:style-name="T3"> Harm:</text:span><text:span text:style-name="T2"> Deals 10 points/level damage to target.</text:span></text:p>
      <text:p text:style-name="P2"><text:span text:style-name="T3">7 Disintegrate: </text:span><text:span text:style-name="T2">Makes one creature or object vanish.</text:span></text:p>
      <text:p text:style-name="P2"><text:span text:style-name="T3">8 Earthquake:</text:span><text:span text:style-name="T2"> Intense tremor shakes 80-ft.-radius.</text:span></text:p>
      <text:p text:style-name="P2"><text:soft-page-break/><text:span text:style-name="T3">9 Implosion:</text:span><text:span text:style-name="T2"> Kills one creature/round.</text:span></text:p>
      <text:p text:style-name="P5"/>
      <text:p text:style-name="P2"><text:span text:style-name="T8">EARTH DOMAIN</text:span></text:p>
      <text:p text:style-name="P2"><text:span text:style-name="T3">Granted Power:</text:span><text:span text:style-name="T2"> Turn or destroy air creatures as a good cleric turns undead. Rebuke, command, or bolster earth creatures as an evil cleric rebukes undead. Use these abilities a total number of times per day equal to 3 + your Charisma modifier. This granted power is a supernatural ability.</text:span></text:p>
      <text:h text:style-name="P1" text:outline-level="1"><text:span text:style-name="T1">Earth Domain Spells</text:span></text:h>
      <text:p text:style-name="P2"><text:span text:style-name="T3">1 Magic Stone:</text:span><text:span text:style-name="T2"> Three stones become +1 projectiles, 1d6 +1 damage.</text:span></text:p>
      <text:p text:style-name="P2"><text:span text:style-name="T3">2 Soften Earth and Stone: </text:span><text:span text:style-name="T2">Turns stone to clay or dirt to sand or mud.</text:span></text:p>
      <text:p text:style-name="P2"><text:span text:style-name="T3">3 Stone Shape: </text:span><text:span text:style-name="T2">Sculpts stone into any shape.</text:span></text:p>
      <text:p text:style-name="P2"><text:span text:style-name="T3">4 Spike Stones:</text:span><text:span text:style-name="T2"> Creatures in area take 1d8 damage, may be </text:span><text:span text:style-name="T4">lowed.</text:span></text:p>
      <text:p text:style-name="P2"><text:span text:style-name="T3">5 Wall of Stone: </text:span><text:span text:style-name="T2">Creates a stone wall that can be shaped.</text:span></text:p>
      <text:p text:style-name="P2"><text:span text:style-name="T3">6 Stoneskin </text:span><text:span text:style-name="T10">M</text:span><text:span text:style-name="T3">:</text:span><text:span text:style-name="T2"> Ignore 10 points of damage per attack.</text:span></text:p>
      <text:p text:style-name="P2"><text:span text:style-name="T3">7 Earthquake:</text:span><text:span text:style-name="T2"> Intense tremor shakes 80-ft.-radius.</text:span></text:p>
      <text:p text:style-name="P2"><text:span text:style-name="T3">8 Iron Body:</text:span><text:span text:style-name="T2"> Your body becomes living iron.</text:span></text:p>
      <text:p text:style-name="P2"><text:span text:style-name="T3">9 Elemental Swarm*: </text:span><text:span text:style-name="T2">Summons multiple elementals.</text:span></text:p>
      <text:p text:style-name="P2"><text:span text:style-name="T2">*Cast as an earth spell only.</text:span></text:p>
      <text:p text:style-name="P5"/>
      <text:p text:style-name="P2"><text:span text:style-name="T8">EVIL DOMAIN</text:span></text:p>
      <text:p text:style-name="P2"><text:span text:style-name="T3">Granted Power:</text:span><text:span text:style-name="T2"> You cast evil spells at +1 caster level.</text:span></text:p>
      <text:h text:style-name="P1" text:outline-level="1"><text:span text:style-name="T1">Evil Domain Spells</text:span></text:h>
      <text:p text:style-name="P2"><text:span text:style-name="T3">1 Protection from Good: </text:span><text:span text:style-name="T2">+2 to AC and saves, counter mind control, hedge out elementals and outsiders.</text:span></text:p>
      <text:p text:style-name="P2"><text:span text:style-name="T3">2 Desecrate </text:span><text:span text:style-name="T10">M</text:span><text:span text:style-name="T3">:</text:span><text:span text:style-name="T2"> Fills area with negative energy, making undead stronger.</text:span></text:p>
      <text:p text:style-name="P2"><text:soft-page-break/><text:span text:style-name="T3">3 Magic Circle against Good: </text:span><text:span text:style-name="T2">As </text:span><text:span text:style-name="T4">protection </text:span><text:span text:style-name="T2">spells, but 10-ft. radius and 10 min./level.</text:span></text:p>
      <text:p text:style-name="P2"><text:span text:style-name="T3">4 Unholy Blight:</text:span><text:span text:style-name="T2"> Damages and sickens good creatures.</text:span></text:p>
      <text:p text:style-name="P2"><text:span text:style-name="T3">5 Dispel Good:</text:span><text:span text:style-name="T2"> +4 bonus against attacks by good creatures.</text:span></text:p>
      <text:p text:style-name="P2"><text:span text:style-name="T3">6 Create Undead </text:span><text:span text:style-name="T10">M</text:span><text:span text:style-name="T3">: </text:span><text:span text:style-name="T2">Create ghouls, ghasts, mummies, or mohrgs.</text:span></text:p>
      <text:p text:style-name="P2"><text:span text:style-name="T3">7 Blasphemy: </text:span><text:span text:style-name="T2">Kills, paralyzes, weakens, or dazes nonevil subjects.</text:span></text:p>
      <text:p text:style-name="P2"><text:span text:style-name="T3">8 Unholy Aura </text:span><text:span text:style-name="T10">F</text:span><text:span text:style-name="T3">: </text:span><text:span text:style-name="T2">+4 to AC, +4 resistance, SR 25 against good spells.</text:span></text:p>
      <text:p text:style-name="P2"><text:span text:style-name="T3">9 Summon Monster IX*:</text:span><text:span text:style-name="T2"> Calls extraplanar creature to fight for you.</text:span></text:p>
      <text:p text:style-name="P2"><text:span text:style-name="T2">*Cast as an evil spell only.</text:span></text:p>
      <text:p text:style-name="P3"/>
      <text:p text:style-name="P2"><text:span text:style-name="T8">FIRE DOMAIN</text:span></text:p>
      <text:p text:style-name="P2"><text:span text:style-name="T3">Granted Power:</text:span><text:span text:style-name="T2"> Turn or destroy water creatures as a good cleric turns undead. Rebuke, command, or bolster fire creatures as an evil cleric rebukes undead. Use these abilities a total number of times per day equal to 3 + your Charisma modifier. This granted power is a supernatural ability.</text:span></text:p>
      <text:h text:style-name="P1" text:outline-level="1"><text:span text:style-name="T1">Fire Domain Spells</text:span></text:h>
      <text:p text:style-name="P2"><text:span text:style-name="T3">1 Burning Hands:</text:span><text:span text:style-name="T2"> 1d4/level fire damage (max 5d4).</text:span></text:p>
      <text:p text:style-name="P2"><text:span text:style-name="T3">2 Produce Flame: </text:span><text:span text:style-name="T2">1d6 damage +1/ level, touch or thrown.</text:span></text:p>
      <text:p text:style-name="P2"><text:span text:style-name="T3">3 Resist Energy*:</text:span><text:span text:style-name="T2"> Ignores 10 (or more) points of damage/attack from specified energy type.</text:span></text:p>
      <text:p text:style-name="P2"><text:span text:style-name="T3">4 Wall of Fire: </text:span><text:span text:style-name="T2">Deals 2d4 fire damage out to 10 ft. and 1d4 out to 20 ft. Passing through wall deals 2d6 damage +1/level.</text:span></text:p>
      <text:p text:style-name="P2"><text:span text:style-name="T3">5 Fire Shield: </text:span><text:span text:style-name="T2">Creatures attacking you take fire damage; you’re protected from heat or cold.</text:span></text:p>
      <text:p text:style-name="P2"><text:span text:style-name="T3">6 Fire Seeds:</text:span><text:span text:style-name="T2"> Acorns and berries become grenades and bombs.</text:span></text:p>
      <text:p text:style-name="P2"><text:span text:style-name="T3">7 Fire Storm: </text:span><text:span text:style-name="T2">Deals 1d6/level fire damage.</text:span></text:p>
      <text:p text:style-name="P2"><text:span text:style-name="T3">8 Incendiary Cloud: </text:span><text:span text:style-name="T2">Cloud deals 4d6 fire damage/round.</text:span></text:p>
      <text:p text:style-name="P2"><text:span text:style-name="T3">9 Elemental Swarm**: </text:span><text:span text:style-name="T2">Summons multiple elementals.</text:span></text:p>
      <text:p text:style-name="P2"><text:soft-page-break/><text:span text:style-name="T2">*Resist cold or fire only.</text:span></text:p>
      <text:p text:style-name="P2"><text:span text:style-name="T2">**Cast as a fire spell only.</text:span></text:p>
      <text:p text:style-name="P5"/>
      <text:p text:style-name="P2"><text:span text:style-name="T8">GOOD DOMAIN</text:span></text:p>
      <text:p text:style-name="P2"><text:span text:style-name="T3">Granted Power:</text:span><text:span text:style-name="T2"> You cast good spells at +1 caster level.</text:span></text:p>
      <text:h text:style-name="P1" text:outline-level="1"><text:span text:style-name="T1">Good Domain Spells</text:span></text:h>
      <text:p text:style-name="P2"><text:span text:style-name="T3">1 Protection from Evil: </text:span><text:span text:style-name="T2">+2 to AC and saves, counter mind control, hedge out elementals and outsiders.</text:span></text:p>
      <text:p text:style-name="P2"><text:span text:style-name="T3">2 Aid:</text:span><text:span text:style-name="T2"> +1 on attack rolls, +1 on saves against fear, 1d8 temporary hp +1/level (max +10).</text:span></text:p>
      <text:p text:style-name="P2"><text:span text:style-name="T3">3 Magic Circle against Evil: </text:span><text:span text:style-name="T2">As </text:span><text:span text:style-name="T4">protection </text:span><text:span text:style-name="T2">spells, but 10-ft. radius and 10 min./level.</text:span></text:p>
      <text:p text:style-name="P2"><text:span text:style-name="T3">4 Holy Smite: </text:span><text:span text:style-name="T2">Damages and blinds evil creatures.</text:span></text:p>
      <text:p text:style-name="P2"><text:span text:style-name="T3">5 Dispel Evil: </text:span><text:span text:style-name="T2">+4 bonus against attacks by evil creatures.</text:span></text:p>
      <text:p text:style-name="P2"><text:span text:style-name="T3">6 Blade Barrier: </text:span><text:span text:style-name="T2">Wall of blades deals 1d6/level damage.</text:span></text:p>
      <text:p text:style-name="P2"><text:span text:style-name="T3">7 Holy Word </text:span><text:span text:style-name="T10">F</text:span><text:span text:style-name="T3">:</text:span><text:span text:style-name="T2"> Kills, paralyzes, slows, or deafens nongood subjects.</text:span></text:p>
      <text:p text:style-name="P2"><text:span text:style-name="T3">8 Holy Aura:</text:span><text:span text:style-name="T2"> +4 to AC, +4 resistance, and SR 25 against evil spells.</text:span></text:p>
      <text:p text:style-name="P2"><text:span text:style-name="T3">9 Summon Monster IX*:</text:span><text:span text:style-name="T2"> Calls extraplanar creature to fight for you.</text:span></text:p>
      <text:p text:style-name="P2"><text:span text:style-name="T2">*Cast as a good spell only.</text:span></text:p>
      <text:p text:style-name="P5"/>
      <text:p text:style-name="P2"><text:span text:style-name="T8">HEALING DOMAIN</text:span></text:p>
      <text:p text:style-name="P2"><text:span text:style-name="T3">Granted Power:</text:span><text:span text:style-name="T2"> You cast healing spells at +1 caster level.</text:span></text:p>
      <text:h text:style-name="P1" text:outline-level="1"><text:span text:style-name="T1">Healing Domain Spells</text:span></text:h>
      <text:p text:style-name="P2"><text:span text:style-name="T3">1 Cure Light Wounds: </text:span><text:span text:style-name="T2">Cures 1d8 damage +1/level (max +5).</text:span></text:p>
      <text:p text:style-name="P2"><text:soft-page-break/><text:span text:style-name="T3">2 Cure Moderate Wounds: </text:span><text:span text:style-name="T2">Cures 2d8 damage +1/level (max +10).</text:span></text:p>
      <text:p text:style-name="P2"><text:span text:style-name="T3">3 Cure Serious Wounds: </text:span><text:span text:style-name="T2">Cures 3d8 damage +1/level (max +15).</text:span></text:p>
      <text:p text:style-name="P2"><text:span text:style-name="T3">4 Cure Critical Wounds: </text:span><text:span text:style-name="T2">Cures 4d8 damage +1/level (max +20).</text:span></text:p>
      <text:p text:style-name="P2"><text:span text:style-name="T3">5 Cure Light Wounds, Mass: </text:span><text:span text:style-name="T2">Cures 1d8 damage +1/level (max +25) for many creatures.</text:span></text:p>
      <text:p text:style-name="P2"><text:span text:style-name="T3">6 Heal: </text:span><text:span text:style-name="T2">Cures 10 points/level of damage, all diseases and mental conditions.</text:span></text:p>
      <text:p text:style-name="P2"><text:span text:style-name="T3">7 Regenerate: </text:span><text:span text:style-name="T2">Subject’s severed limbs grow back, cures 4d8 damage +1/level (max +35).</text:span></text:p>
      <text:p text:style-name="P2"><text:span text:style-name="T3">8 Cure Critical Wounds, Mass: </text:span><text:span text:style-name="T2">Cures 4d8 damage +1/level (max +40) for many creatures.</text:span></text:p>
      <text:p text:style-name="P2"><text:span text:style-name="T3">9 Heal, Mass:</text:span><text:span text:style-name="T2"> As </text:span><text:span text:style-name="T4">heal</text:span><text:span text:style-name="T2">, but with several subjects.</text:span></text:p>
      <text:p text:style-name="P5"/>
      <text:p text:style-name="P2"><text:span text:style-name="T8">KNOWLEDGE DOMAIN</text:span></text:p>
      <text:p text:style-name="P2"><text:span text:style-name="T3">Granted Power:</text:span><text:span text:style-name="T2"> Add all Knowledge skills to your list of cleric class skills.</text:span></text:p>
      <text:p text:style-name="P2"><text:span text:style-name="T2">You cast divination spells at +1 caster level.</text:span></text:p>
      <text:h text:style-name="P1" text:outline-level="1"><text:span text:style-name="T1">Knowledge Domain Spells</text:span></text:h>
      <text:p text:style-name="P2"><text:span text:style-name="T3">1 Detect Secret Doors:</text:span><text:span text:style-name="T2"> Reveals hidden doors within 60 ft.</text:span></text:p>
      <text:p text:style-name="P2"><text:span text:style-name="T3">2 Detect Thoughts: </text:span><text:span text:style-name="T2">Allows “listening” to surface thoughts.</text:span></text:p>
      <text:p text:style-name="P2"><text:span text:style-name="T3">3 Clairaudience/Clairvoyance: </text:span><text:span text:style-name="T2">Hear or see at a distance for 1 min./level.</text:span></text:p>
      <text:p text:style-name="P2"><text:span text:style-name="T3">4 Divination </text:span><text:span text:style-name="T10">M</text:span><text:span text:style-name="T3">: </text:span><text:span text:style-name="T2">Provides useful advice for specific proposed actions.</text:span></text:p>
      <text:p text:style-name="P2"><text:span text:style-name="T3">5 True Seeing </text:span><text:span text:style-name="T10">M</text:span><text:span text:style-name="T3">: </text:span><text:span text:style-name="T2">Lets you see all things as they really are.</text:span></text:p>
      <text:p text:style-name="P2"><text:span text:style-name="T3">6 Find the Path: </text:span><text:span text:style-name="T2">Shows most direct way to a location.</text:span></text:p>
      <text:p text:style-name="P2"><text:span text:style-name="T3">7 Legend Lore </text:span><text:span text:style-name="T10">M</text:span><text:span text:style-name="T6"> </text:span><text:span text:style-name="T10">F</text:span><text:span text:style-name="T3">: </text:span><text:span text:style-name="T2">Lets you learn tales about a person, place, or thing.</text:span></text:p>
      <text:p text:style-name="P2"><text:span text:style-name="T3">8 Discern Location: </text:span><text:span text:style-name="T2">Reveals exact location of creature or object.</text:span></text:p>
      <text:p text:style-name="P2"><text:soft-page-break/><text:span text:style-name="T3">9 Foresight: </text:span><text:span text:style-name="T2">“Sixth sense” warns of impending danger.</text:span></text:p>
      <text:p text:style-name="P5"/>
      <text:p text:style-name="P2"><text:span text:style-name="T8">LAW DOMAIN</text:span></text:p>
      <text:p text:style-name="P2"><text:span text:style-name="T3">Granted Power:</text:span><text:span text:style-name="T2"> You cast law spells at +1 caster level.</text:span></text:p>
      <text:h text:style-name="P1" text:outline-level="1"><text:span text:style-name="T1">Law Domain Spells</text:span></text:h>
      <text:p text:style-name="P2"><text:span text:style-name="T3">1 Protection from Chaos: </text:span><text:span text:style-name="T2">+2 to AC and saves, counter mind control, hedge out elementals and outsiders.</text:span></text:p>
      <text:p text:style-name="P2"><text:span text:style-name="T3">2 Calm Emotions:</text:span><text:span text:style-name="T2"> Calms creatures, negating emotion effects.</text:span></text:p>
      <text:p text:style-name="P2"><text:span text:style-name="T3">3 Magic Circle against Chaos:</text:span><text:span text:style-name="T2"> As </text:span><text:span text:style-name="T4">protection </text:span><text:span text:style-name="T2">spells, but 10-ft. radius and 10 min./level.</text:span></text:p>
      <text:p text:style-name="P2"><text:span text:style-name="T3">4 Order’s Wrath: </text:span><text:span text:style-name="T2">Damages and dazes chaotic creatures.</text:span></text:p>
      <text:p text:style-name="P2"><text:span text:style-name="T3">5 Dispel Chaos: </text:span><text:span text:style-name="T2">+4 bonus against attacks by chaotic creatures.</text:span></text:p>
      <text:p text:style-name="P2"><text:span text:style-name="T3">6 Hold Monster: </text:span><text:span text:style-name="T2">As </text:span><text:span text:style-name="T4">hold person</text:span><text:span text:style-name="T2">, but any creature.</text:span></text:p>
      <text:p text:style-name="P2"><text:span text:style-name="T3">7 Dictum:</text:span><text:span text:style-name="T2"> Kills, paralyzes, slows, or deafens nonlawful subjects.</text:span></text:p>
      <text:p text:style-name="P2"><text:span text:style-name="T3">8 Shield of Law </text:span><text:span text:style-name="T10">F</text:span><text:span text:style-name="T3">: </text:span><text:span text:style-name="T2">+4 to AC, +4 resistance, and SR 25 against chaotic spells.</text:span></text:p>
      <text:p text:style-name="P2"><text:span text:style-name="T3">9 Summon Monster IX*: </text:span><text:span text:style-name="T2">Calls extraplanar creature to fight for you.</text:span></text:p>
      <text:p text:style-name="P2"><text:span text:style-name="T2">*Cast as a law spell only.</text:span></text:p>
      <text:p text:style-name="P5"/>
      <text:p text:style-name="P2"><text:span text:style-name="T8">LUCK DOMAIN</text:span></text:p>
      <text:p text:style-name="P2"><text:span text:style-name="T3">Granted Power:</text:span><text:span text:style-name="T2"> You gain the power of good fortune, which is usable once per day. This extraordinary ability allows you to reroll one roll that you have just made before the DM declares whether the roll results in success or failure. You must take the result of the reroll, even if it’s worse than the original roll.</text:span></text:p>
      <text:h text:style-name="P1" text:outline-level="1"><text:span text:style-name="T1">Luck Domain Spells</text:span></text:h>
      <text:p text:style-name="P2"><text:span text:style-name="T3">1 Entropic Shield: </text:span><text:span text:style-name="T2">Ranged attacks against you have 20% miss chance.</text:span></text:p>
      <text:p text:style-name="P2"><text:span text:style-name="T3">2 Aid: </text:span><text:span text:style-name="T2">+1 on attack rolls, +1 against fear, 1d8 temporary hp +1/level (max +10).</text:span></text:p>
      <text:p text:style-name="P2"><text:soft-page-break/><text:span text:style-name="T3">3 Protection from Energy: </text:span><text:span text:style-name="T2">Absorb 12 points/level of damage from one kind of energy.</text:span></text:p>
      <text:p text:style-name="P2"><text:span text:style-name="T3">4 Freedom of Movement:</text:span><text:span text:style-name="T2"> Subject moves normally despite impediments.</text:span></text:p>
      <text:p text:style-name="P2"><text:span text:style-name="T3">5 Break Enchantment: </text:span><text:span text:style-name="T2">Frees subjects from enchantments, alterations, curses, and petrification.</text:span></text:p>
      <text:p text:style-name="P2"><text:span text:style-name="T3">6 Mislead:</text:span><text:span text:style-name="T2"> Turns you invisible and creates illusory double.</text:span></text:p>
      <text:p text:style-name="P2"><text:span text:style-name="T3">7 Spell Turning: </text:span><text:span text:style-name="T2">Reflect 1d4+6 spell levels back at caster.</text:span></text:p>
      <text:p text:style-name="P2"><text:span text:style-name="T3">8 Moment of Prescience: </text:span><text:span text:style-name="T2">You gain insight bonus on single attack roll, check, or save.</text:span></text:p>
      <text:p text:style-name="P2"><text:span text:style-name="T3">9 Miracle </text:span><text:span text:style-name="T10">X</text:span><text:span text:style-name="T3">: </text:span><text:span text:style-name="T2">Requests a deity’s intercession.</text:span></text:p>
      <text:p text:style-name="P3"/>
      <text:p text:style-name="P2"><text:span text:style-name="T8">MAGIC DOMAIN</text:span></text:p>
      <text:p text:style-name="P2"><text:span text:style-name="T3">Granted Power:</text:span><text:span text:style-name="T2"> Use scrolls, wands, and other devices with spell completion or spell trigger activation as a wizard of one-half your cleric level (at least 1st level). For the purpose of using a scroll or other magic device, if you are also a wizard, actual wizard levels and these effective wizard levels stack.</text:span></text:p>
      <text:h text:style-name="P1" text:outline-level="1"><text:span text:style-name="T1">Magic Domain Spells</text:span></text:h>
      <text:p text:style-name="P2"><text:span text:style-name="T3">1 Magic Aura: </text:span><text:span text:style-name="T2">Alters object’s magic aura.</text:span></text:p>
      <text:p text:style-name="P2"><text:span text:style-name="T3">2 Identify: </text:span><text:span text:style-name="T2">Determines properties of magic item.</text:span></text:p>
      <text:p text:style-name="P2"><text:span text:style-name="T3">3 Dispel Magic: </text:span><text:span text:style-name="T2">Cancels magical spells and effects.</text:span></text:p>
      <text:p text:style-name="P2"><text:span text:style-name="T3">4 Imbue with Spell Ability: </text:span><text:span text:style-name="T2">Transfer spells to subject.</text:span></text:p>
      <text:p text:style-name="P2"><text:span text:style-name="T3">5 Spell Resistance:</text:span><text:span text:style-name="T2"> Subject gains SR 12 + level.</text:span></text:p>
      <text:p text:style-name="P2"><text:span text:style-name="T3">6 Antimagic Field: </text:span><text:span text:style-name="T2">Negates magic within 10 ft.</text:span></text:p>
      <text:p text:style-name="P2"><text:span text:style-name="T3">7 Spell Turning: </text:span><text:span text:style-name="T2">Reflect 1d4+6 spell levels back at caster.</text:span></text:p>
      <text:p text:style-name="P2"><text:span text:style-name="T3">8 Protection from Spells </text:span><text:span text:style-name="T10">M</text:span><text:span text:style-name="T6"> </text:span><text:span text:style-name="T10">F</text:span><text:span text:style-name="T3">: </text:span><text:span text:style-name="T2">Confers +8 resistance bonus.</text:span></text:p>
      <text:p text:style-name="P2"><text:span text:style-name="T3">9 Mage’s Disjunction: </text:span><text:span text:style-name="T2">Dispels magic, disenchants magic items.</text:span></text:p>
      <text:p text:style-name="P2"><text:span text:style-name="T8">PLANT DOMAIN</text:span></text:p>
      <text:p text:style-name="P2"><text:soft-page-break/><text:span text:style-name="T3">Granted Powers:</text:span><text:span text:style-name="T2"> Rebuke or command plant creatures as an evil cleric rebukes or commands undead. Use this ability a total number of times per day equal to 3 + your Charisma modifier. This granted power is a supernatural ability.</text:span></text:p>
      <text:p text:style-name="P2"><text:span text:style-name="T2">Add Knowledge (nature) to your list of cleric class skills.</text:span></text:p>
      <text:h text:style-name="P1" text:outline-level="1"><text:span text:style-name="T1">Plant Domain Spells</text:span></text:h>
      <text:p text:style-name="P2"><text:span text:style-name="T3">1 Entangle: </text:span><text:span text:style-name="T2">Plants entangle everyone in 40-ft.-radius.</text:span></text:p>
      <text:p text:style-name="P2"><text:span text:style-name="T3">2 Barkskin:</text:span><text:span text:style-name="T2"> Grants +2 (or higher) enhancement to natural armor.</text:span></text:p>
      <text:p text:style-name="P2"><text:span text:style-name="T3">3 Plant Growth: </text:span><text:span text:style-name="T2">Grows vegetation, improves crops.</text:span></text:p>
      <text:p text:style-name="P2"><text:span text:style-name="T3">4 Command Plants:</text:span><text:span text:style-name="T2"> Sway the actions of one or more plant creatures.</text:span></text:p>
      <text:p text:style-name="P2"><text:span text:style-name="T3">5 Wall of Thorns: </text:span><text:span text:style-name="T2">Thorns damage anyone who tries to pass.</text:span></text:p>
      <text:p text:style-name="P2"><text:span text:style-name="T3">6 Repel Wood:</text:span><text:span text:style-name="T2"> Pushes away wooden objects.</text:span></text:p>
      <text:p text:style-name="P2"><text:span text:style-name="T3">7 Animate Plants: </text:span><text:span text:style-name="T2">One or more trees animate and fight for you.</text:span></text:p>
      <text:p text:style-name="P2"><text:span text:style-name="T3">8 Control Plants: </text:span><text:span text:style-name="T2">Control actions of one or more plant creatures.</text:span></text:p>
      <text:p text:style-name="P2"><text:span text:style-name="T3">9 Shambler: </text:span><text:span text:style-name="T2">Summons 1d4+2 shambling mounds to fight for you.</text:span></text:p>
      <text:p text:style-name="P5"/>
      <text:p text:style-name="P2"><text:span text:style-name="T8">PROTECTION DOMAIN</text:span></text:p>
      <text:p text:style-name="P2"><text:span text:style-name="T3">Granted Power:</text:span><text:span text:style-name="T2"> You can generate a </text:span><text:span text:style-name="T4">protective ward </text:span><text:span text:style-name="T2">as a supernatural ability. Grant someone you touch a resistance bonus equal to your cleric level on his or her next saving throw. Activating this power is a standard action. The </text:span><text:span text:style-name="T4">protective ward </text:span><text:span text:style-name="T2">is an abjuration effect with a duration of 1 hour that is usable once per day.</text:span></text:p>
      <text:h text:style-name="P1" text:outline-level="1"><text:span text:style-name="T1">Protection Domain Spells</text:span></text:h>
      <text:p text:style-name="P2"><text:span text:style-name="T3">1 Sanctuary:</text:span><text:span text:style-name="T2"> Opponents can’t attack you, and you can’t attack.</text:span></text:p>
      <text:p text:style-name="P2"><text:span text:style-name="T3">2 Shield Other </text:span><text:span text:style-name="T10">F</text:span><text:span text:style-name="T3">: </text:span><text:span text:style-name="T2">You take half of subject’s damage.</text:span></text:p>
      <text:p text:style-name="P2"><text:span text:style-name="T3">3 Protection from Energy: </text:span><text:span text:style-name="T2">Absorb 12 points/level of damage from one kind of energy.</text:span></text:p>
      <text:p text:style-name="P2"><text:span text:style-name="T3">4 Spell Immunity:</text:span><text:span text:style-name="T2"> Subject is immune to one spell per four levels.</text:span></text:p>
      <text:p text:style-name="P2"><text:span text:style-name="T3">5 Spell Resistance: </text:span><text:span text:style-name="T2">Subject gains SR 12 + level.</text:span></text:p>
      <text:p text:style-name="P2"><text:soft-page-break/><text:span text:style-name="T3">6 Antimagic Field: </text:span><text:span text:style-name="T2">Negates magic within 10 ft.</text:span></text:p>
      <text:p text:style-name="P2"><text:span text:style-name="T3">7 Repulsion: </text:span><text:span text:style-name="T2">Creatures can’t approach you.</text:span></text:p>
      <text:p text:style-name="P2"><text:span text:style-name="T3">8 Mind Blank:</text:span><text:span text:style-name="T2"> Subject is immune to mental/emotional magic and scrying.</text:span></text:p>
      <text:p text:style-name="P2"><text:span text:style-name="T3">9 Prismatic Sphere: </text:span><text:span text:style-name="T2">As </text:span><text:span text:style-name="T4">prismatic wall</text:span><text:span text:style-name="T2">, but surrounds on all sides.</text:span></text:p>
      <text:p text:style-name="P5"/>
      <text:p text:style-name="P2"><text:span text:style-name="T8">STRENGTH DOMAIN</text:span></text:p>
      <text:p text:style-name="P2"><text:span text:style-name="T3">Granted Power:</text:span><text:span text:style-name="T2"> You can perform a feat of strength as a supernatural ability. You gain an enhancement bonus to Strength equal to your cleric level. Activating the power is a free action, the power lasts 1 round, and it is usable once per day.</text:span></text:p>
      <text:h text:style-name="P1" text:outline-level="1"><text:span text:style-name="T1">Strength Domain Spells</text:span></text:h>
      <text:p text:style-name="P2"><text:span text:style-name="T3">1 Enlarge Person:</text:span><text:span text:style-name="T2"> Humanoid creature doubles in size.</text:span></text:p>
      <text:p text:style-name="P2"><text:span text:style-name="T3">2 Bull’s Strength: </text:span><text:span text:style-name="T2">Subject gains +4 to Str for 1 min./level.</text:span></text:p>
      <text:p text:style-name="P2"><text:span text:style-name="T3">3 Magic Vestment: </text:span><text:span text:style-name="T2">Armor or shield gains +1 enhancement per four levels.</text:span></text:p>
      <text:p text:style-name="P2"><text:span text:style-name="T3">4 Spell Immunity:</text:span><text:span text:style-name="T2"> Subject is immune to one spell per four levels.</text:span></text:p>
      <text:p text:style-name="P2"><text:span text:style-name="T3">5 Righteous Might: </text:span><text:span text:style-name="T2">Your size increases, and you gain combat bonuses.</text:span></text:p>
      <text:p text:style-name="P2"><text:span text:style-name="T3">6 Stoneskin </text:span><text:span text:style-name="T10">M</text:span><text:span text:style-name="T3">: </text:span><text:span text:style-name="T2">Ignore 10 points of damage per attack.</text:span></text:p>
      <text:p text:style-name="P2"><text:span text:style-name="T3">7 Grasping Hand: </text:span><text:span text:style-name="T2">Large hand provides cover, pushes, or grapples.</text:span></text:p>
      <text:p text:style-name="P2"><text:span text:style-name="T3">8 Clenched Fist: </text:span><text:span text:style-name="T2">Large hand provides cover, pushes, or attacks your foes.</text:span></text:p>
      <text:p text:style-name="P2"><text:span text:style-name="T3">9 Crushing Hand: </text:span><text:span text:style-name="T2">Large hand provides cover, pushes, or crushes your foes.</text:span></text:p>
      <text:p text:style-name="P5"/>
      <text:p text:style-name="P2"><text:span text:style-name="T8">SUN DOMAIN</text:span></text:p>
      <text:p text:style-name="P2"><text:span text:style-name="T3">Granted Power:</text:span><text:span text:style-name="T2"> Once per day, you can perform a greater turning against undead in place of a regular turning. The greater turning is like a normal turning except that the undead creatures that would be turned are destroyed instead.</text:span></text:p>
      <text:h text:style-name="P1" text:outline-level="1"><text:span text:style-name="T1">Sun Domain Spells</text:span></text:h>
      <text:p text:style-name="P2"><text:soft-page-break/><text:span text:style-name="T3">1 Endure Elements: </text:span><text:span text:style-name="T2">Exist comfortably in hot or cold environments.</text:span></text:p>
      <text:p text:style-name="P2"><text:span text:style-name="T3">2 Heat Metal: </text:span><text:span text:style-name="T2">Make metal so hot it damages those who touch it.</text:span></text:p>
      <text:p text:style-name="P2"><text:span text:style-name="T3">3 Searing Light: </text:span><text:span text:style-name="T2">Ray deals 1d8/two levels, more against undead.</text:span></text:p>
      <text:p text:style-name="P2"><text:span text:style-name="T3">4 Fire Shield:</text:span><text:span text:style-name="T2"> Creatures attacking you take fire damage; you’re protected from heat or cold.</text:span></text:p>
      <text:p text:style-name="P2"><text:span text:style-name="T3">5 Flame Strike: </text:span><text:span text:style-name="T2">Smite foes with divine fire (1d6/level damage).</text:span></text:p>
      <text:p text:style-name="P2"><text:span text:style-name="T3">6 Fire Seeds: </text:span><text:span text:style-name="T2">Acorns and berries become grenades and bombs.</text:span></text:p>
      <text:p text:style-name="P2"><text:span text:style-name="T3">7 Sunbeam:</text:span><text:span text:style-name="T2"> Beam blinds and deals 4d6 damage.</text:span></text:p>
      <text:p text:style-name="P2"><text:span text:style-name="T3">8 Sunburst: </text:span><text:span text:style-name="T2">Blinds all within 10 ft., deals 6d6 damage.</text:span></text:p>
      <text:p text:style-name="P2"><text:span text:style-name="T3">9 Prismatic Sphere: </text:span><text:span text:style-name="T2">As </text:span><text:span text:style-name="T4">prismatic wall</text:span><text:span text:style-name="T2">, but surrounds on all sides.</text:span></text:p>
      <text:p text:style-name="P5"/>
      <text:p text:style-name="P2"><text:span text:style-name="T8">TRAVEL DOMAIN</text:span></text:p>
      <text:p text:style-name="P2"><text:span text:style-name="T3">Granted Powers:</text:span><text:span text:style-name="T2"> For a total time per day of 1 round per cleric level you possess, you can act normally regardless of magical effects that impede movement as if you were affected by the spell </text:span><text:span text:style-name="T4">freedom of movement</text:span><text:span text:style-name="T2">. This effect occurs automatically as soon as it applies, lasts until it runs out or is no longer needed, and can operate multiple times per day (up to the total daily limit of rounds).</text:span></text:p>
      <text:p text:style-name="P2"><text:span text:style-name="T2">This granted power is a supernatural ability.</text:span></text:p>
      <text:p text:style-name="P2"><text:span text:style-name="T2">Add Survival to your list of cleric class skills.</text:span></text:p>
      <text:h text:style-name="P1" text:outline-level="1"><text:span text:style-name="T1">Travel Domain Spells</text:span></text:h>
      <text:p text:style-name="P2"><text:span text:style-name="T3">1 Longstrider: </text:span><text:span text:style-name="T2">Increases your speed.</text:span></text:p>
      <text:p text:style-name="P2"><text:span text:style-name="T3">2 Locate Object: </text:span><text:span text:style-name="T2">Senses direction toward object (specific or type).</text:span></text:p>
      <text:p text:style-name="P2"><text:span text:style-name="T3">3 Fly: </text:span><text:span text:style-name="T2">Subject flies at speed of 60 ft.</text:span></text:p>
      <text:p text:style-name="P2"><text:span text:style-name="T3">4 Dimension Door: </text:span><text:span text:style-name="T2">Teleports you short distance.</text:span></text:p>
      <text:p text:style-name="P2"><text:span text:style-name="T3">5 Teleport: </text:span><text:span text:style-name="T2">Instantly transports you as far as 100 miles/level.</text:span></text:p>
      <text:p text:style-name="P2"><text:span text:style-name="T3">6 Find the Path: </text:span><text:span text:style-name="T2">Shows most direct way to a location.</text:span></text:p>
      <text:p text:style-name="P2"><text:soft-page-break/><text:span text:style-name="T3">7 Teleport, Greater:</text:span><text:span text:style-name="T2"> As </text:span><text:span text:style-name="T4">teleport, </text:span><text:span text:style-name="T2">but no range limit and no off-target arrival.</text:span></text:p>
      <text:p text:style-name="P2"><text:span text:style-name="T3">8 Phase Door: </text:span><text:span text:style-name="T2">Creates an invisible passage through wood or stone.</text:span></text:p>
      <text:p text:style-name="P2"><text:span text:style-name="T3">9 Astral Projection </text:span><text:span text:style-name="T10">M</text:span><text:span text:style-name="T3">: </text:span><text:span text:style-name="T2">Projects you and companions onto Astral Plane.</text:span></text:p>
      <text:p text:style-name="P5"/>
      <text:p text:style-name="P2"><text:span text:style-name="T8">TRICKERY DOMAIN</text:span></text:p>
      <text:p text:style-name="P2"><text:span text:style-name="T3">Granted Power:</text:span><text:span text:style-name="T2"> Add Bluff, Disguise, and Hide to your list of cleric class skills.</text:span></text:p>
      <text:h text:style-name="P1" text:outline-level="1"><text:span text:style-name="T1">Trickery Domain Spells</text:span></text:h>
      <text:p text:style-name="P2"><text:span text:style-name="T3">1 Disguise Self: </text:span><text:span text:style-name="T2">Disguise own appearance.</text:span></text:p>
      <text:p text:style-name="P2"><text:span text:style-name="T3">2 Invisibility: </text:span><text:span text:style-name="T2">Subject invisible 1 min./level or until it attacks.</text:span></text:p>
      <text:p text:style-name="P2"><text:span text:style-name="T3">3 Nondetection </text:span><text:span text:style-name="T10">M</text:span><text:span text:style-name="T3">: </text:span><text:span text:style-name="T2">Hides subject from divination, scrying.</text:span></text:p>
      <text:p text:style-name="P2"><text:span text:style-name="T3">4 Confusion:</text:span><text:span text:style-name="T2"> Subjects behave oddly for 1 round/level.</text:span></text:p>
      <text:p text:style-name="P2"><text:span text:style-name="T3">5 False Vision </text:span><text:span text:style-name="T10">M</text:span><text:span text:style-name="T3">:</text:span><text:span text:style-name="T2"> Fools scrying with an illusion.</text:span></text:p>
      <text:p text:style-name="P2"><text:span text:style-name="T3">6 Mislead: </text:span><text:span text:style-name="T2">Turns you invisible and creates illusory double.</text:span></text:p>
      <text:p text:style-name="P2"><text:span text:style-name="T3">7 Screen: </text:span><text:span text:style-name="T2">Illusion hides area from vision, scrying.</text:span></text:p>
      <text:p text:style-name="P2"><text:span text:style-name="T3">8 Polymorph Any Object:</text:span><text:span text:style-name="T2"> Changes any subject into anything else.</text:span></text:p>
      <text:p text:style-name="P2"><text:span text:style-name="T3">9 Time Stop: </text:span><text:span text:style-name="T2">You act freely for 1d4+1 rounds.</text:span></text:p>
      <text:p text:style-name="P5"/>
      <text:p text:style-name="P2"><text:span text:style-name="T8">WAR DOMAIN</text:span></text:p>
      <text:p text:style-name="P2"><text:span text:style-name="T3">Granted Power:</text:span><text:span text:style-name="T2"> Free Martial Weapon Proficiency with deity’s favored weapon (if necessary) and Weapon Focus with the deity’s favored weapon.</text:span></text:p>
      <text:h text:style-name="P1" text:outline-level="1"><text:span text:style-name="T1">War Domain Spells</text:span></text:h>
      <text:p text:style-name="P2"><text:span text:style-name="T3">1 Magic Weapon:</text:span><text:span text:style-name="T2"> Weapon gains +1 bonus.</text:span></text:p>
      <text:p text:style-name="P2"><text:soft-page-break/><text:span text:style-name="T3">2 Spiritual Weapon: </text:span><text:span text:style-name="T2">Magical weapon attacks on its own.</text:span></text:p>
      <text:p text:style-name="P2"><text:span text:style-name="T3">3 Magic Vestment: </text:span><text:span text:style-name="T2">Armor or shield gains +1 enhancement per four levels.</text:span></text:p>
      <text:p text:style-name="P2"><text:span text:style-name="T3">4 Divine Power:</text:span><text:span text:style-name="T2"> You gain attack bonus, +6 to Str, and 1 hp/level.</text:span></text:p>
      <text:p text:style-name="P2"><text:span text:style-name="T3">5 Flame Strike:</text:span><text:span text:style-name="T2"> Smite foes with divine fire (1d6/level damage).</text:span></text:p>
      <text:p text:style-name="P2"><text:span text:style-name="T3">6 Blade Barrier:</text:span><text:span text:style-name="T2"> Wall of blades deals 1d6/level damage.</text:span></text:p>
      <text:p text:style-name="P2"><text:span text:style-name="T3">7 Power Word Blind: </text:span><text:span text:style-name="T2">Blinds creature with 200 hp or less.</text:span></text:p>
      <text:p text:style-name="P2"><text:span text:style-name="T3">8 Power Word Stun: </text:span><text:span text:style-name="T2">Stuns creature with 150 hp or less.</text:span></text:p>
      <text:p text:style-name="P2"><text:span text:style-name="T3">9 Power Word Kill: </text:span><text:span text:style-name="T2">Kills creature with 100 hp or less.</text:span></text:p>
      <text:p text:style-name="P5"/>
      <text:p text:style-name="P2"><text:span text:style-name="T8">WATER DOMAIN</text:span></text:p>
      <text:p text:style-name="P2"><text:span text:style-name="T3">Granted Power:</text:span><text:span text:style-name="T2"> Turn or destroy fire creatures as a good cleric turns undead. Rebuke, command, or bolster water creatures as an evil cleric rebukes undead. Use these abilities a total number of times per day equal to 3 + your Charisma modifier. This granted power is a supernatural ability.</text:span></text:p>
      <text:h text:style-name="P1" text:outline-level="1"><text:span text:style-name="T1">Water Domain Spells</text:span></text:h>
      <text:p text:style-name="P2"><text:span text:style-name="T3">1 Obscuring Mist:</text:span><text:span text:style-name="T2"> Fog surrounds you.</text:span></text:p>
      <text:p text:style-name="P2"><text:span text:style-name="T3">2 Fog Cloud: </text:span><text:span text:style-name="T2">Fog obscures vision.</text:span></text:p>
      <text:p text:style-name="P2"><text:span text:style-name="T3">3 Water Breathing: </text:span><text:span text:style-name="T2">Subjects can breathe underwater.</text:span></text:p>
      <text:p text:style-name="P2"><text:span text:style-name="T3">4 Control Water: </text:span><text:span text:style-name="T2">Raises or lowers bodies of water.</text:span></text:p>
      <text:p text:style-name="P2"><text:span text:style-name="T3">5 Ice Storm: </text:span><text:span text:style-name="T2">Hail deals 5d6 damage in cylinder 40 ft. across.</text:span></text:p>
      <text:p text:style-name="P2"><text:span text:style-name="T3">6 Cone of Cold:</text:span><text:span text:style-name="T2"> 1d6/level cold damage.</text:span></text:p>
      <text:p text:style-name="P2"><text:span text:style-name="T3">7 Acid Fog: </text:span><text:span text:style-name="T2">Fog deals acid damage.</text:span></text:p>
      <text:p text:style-name="P2"><text:span text:style-name="T3">8 Horrid Wilting: </text:span><text:span text:style-name="T2">Deals 1d6/level damage within 30 ft.</text:span></text:p>
      <text:p text:style-name="P2"><text:span text:style-name="T3">9 Elemental Swarm*:</text:span><text:span text:style-name="T2"> Summons multiple elementals.</text:span></text:p>
      <text:p text:style-name="P2"><text:soft-page-break/><text:span text:style-name="T2">*Cast as a water spell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RD SPELLS</dc:title>
    <meta:initial-creator>AKSmith</meta:initial-creator>
    <meta:creation-date>2003-06-10T16:19:00</meta:creation-date>
    <dc:date>2003-10-30T10:34:00</dc:date>
    <meta:editing-cycles>9</meta:editing-cycles>
    <meta:editing-duration>PT17S</meta:editing-duration>
    <meta:document-statistic meta:table-count="0" meta:image-count="0" meta:object-count="0" meta:page-count="35" meta:paragraph-count="690" meta:word-count="6804" meta:character-count="42195" meta:non-whitespace-character-count="36082"/>
    <meta:generator>LibreOffice/6.1.5.2$Linux_X86_64 LibreOffice_project/10$Build-2</meta:generator>
    <meta:user-defined meta:name="Company">Wizards of the Coast</meta:user-defined>
    <meta:user-defined meta:name="Operator">asmith</meta:user-defined>
  </office:meta>
</office:document-meta>
</file>